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5.3125in" fo:margin-left="-0.075in" fo:margin-top="0in" fo:margin-bottom="0in" table:align="left"/>
    </style:style>
    <style:style style:name="Table1.A" style:family="table-column">
      <style:table-column-properties style:column-width="0.9688in"/>
    </style:style>
    <style:style style:name="Table1.B" style:family="table-column">
      <style:table-column-properties style:column-width="1.75in"/>
    </style:style>
    <style:style style:name="Table1.C" style:family="table-column">
      <style:table-column-properties style:column-width="1.5938in"/>
    </style:style>
    <style:style style:name="Table1.D" style:family="table-column">
      <style:table-column-properties style:column-width="0.9993in"/>
    </style:style>
    <style:style style:name="Table1.1" style:family="table-row">
      <style:table-row-properties style:min-row-height="0.3194in" fo:keep-together="auto"/>
    </style:style>
    <style:style style:name="Table1.A1" style:family="table-cell">
      <style:table-cell-properties style:vertical-align="" fo:padding-left="0.1389in" fo:padding-right="0.1389in" fo:padding-top="0.0694in" fo:padding-bottom="0.0694in" fo:border="0.75pt solid #dfe2e5"/>
    </style:style>
    <style:style style:name="Table2" style:family="table">
      <style:table-properties style:width="6in" fo:margin-left="-0.075in" fo:margin-top="0in" fo:margin-bottom="0in" table:align="left"/>
    </style:style>
    <style:style style:name="Table2.A" style:family="table-column">
      <style:table-column-properties style:column-width="1.2396in"/>
    </style:style>
    <style:style style:name="Table2.B" style:family="table-column">
      <style:table-column-properties style:column-width="0.666in"/>
    </style:style>
    <style:style style:name="Table2.C" style:family="table-column">
      <style:table-column-properties style:column-width="1.3542in"/>
    </style:style>
    <style:style style:name="Table2.D" style:family="table-column">
      <style:table-column-properties style:column-width="2.7396in"/>
    </style:style>
    <style:style style:name="Table2.1" style:family="table-row">
      <style:table-row-properties style:min-row-height="0.3611in" fo:keep-together="auto"/>
    </style:style>
    <style:style style:name="Table2.A1" style:family="table-cell">
      <style:table-cell-properties fo:padding="0.0278in" fo:border="0.75pt solid #d9d9d9"/>
    </style:style>
    <style:style style:name="Table2.2" style:family="table-row">
      <style:table-row-properties style:min-row-height="0.2083in" fo:keep-together="auto"/>
    </style:style>
    <style:style style:name="Table2.7" style:family="table-row">
      <style:table-row-properties style:min-row-height="1.1389in" fo:keep-together="auto"/>
    </style:style>
    <style:style style:name="Table2.8" style:family="table-row">
      <style:table-row-properties style:min-row-height="0.9861in" fo:keep-together="auto"/>
    </style:style>
    <style:style style:name="Table2.9" style:family="table-row">
      <style:table-row-properties style:min-row-height="0.6667in" fo:keep-together="auto"/>
    </style:style>
    <style:style style:name="Table2.12" style:family="table-row">
      <style:table-row-properties style:min-row-height="1.4583in" fo:keep-together="auto"/>
    </style:style>
    <style:style style:name="Table3" style:family="table">
      <style:table-properties style:width="6in" fo:margin-left="-0.075in" fo:margin-top="0in" fo:margin-bottom="0in" table:align="left"/>
    </style:style>
    <style:style style:name="Table3.A" style:family="table-column">
      <style:table-column-properties style:column-width="3in"/>
    </style:style>
    <style:style style:name="Table3.B" style:family="table-column">
      <style:table-column-properties style:column-width="2.9993in"/>
    </style:style>
    <style:style style:name="Table3.1" style:family="table-row">
      <style:table-row-properties fo:keep-together="auto"/>
    </style:style>
    <style:style style:name="Table3.A1" style:family="table-cell">
      <style:table-cell-properties style:vertical-align="bottom" fo:padding="0.0278in" fo:border="0.75pt solid #cccccc"/>
    </style:style>
    <style:style style:name="Table3.20" style:family="table-row">
      <style:table-row-properties style:min-row-height="0.1944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orphans="0" fo:widows="0"/>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paragraph-properties fo:margin-top="0in" fo:margin-bottom="0in" loext:contextual-spacing="false" fo:text-align="end" style:justify-single-word="false" fo:orphans="0" fo:widows="0"/>
    </style:style>
    <style:style style:name="P7" style:family="paragraph" style:parent-style-name="Standard" style:master-page-name="First_20_Page">
      <style:paragraph-properties fo:margin-top="0in" fo:margin-bottom="0in" loext:contextual-spacing="false" style:page-number="auto"/>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25in" fo:margin-right="0in" fo:margin-top="0.0417in" fo:margin-bottom="0in" loext:contextual-spacing="false" fo:line-height="100%" fo:text-indent="0in" style:auto-text-indent="false">
        <style:tab-stops>
          <style:tab-stop style:position="6in" style:type="right"/>
        </style:tab-stops>
      </style:paragraph-properties>
    </style:style>
    <style:style style:name="P12" style:family="paragraph" style:parent-style-name="Standard">
      <style:paragraph-properties fo:margin-left="0.25in" fo:margin-right="0in" fo:margin-top="0.0417in" fo:margin-bottom="0.0555in" loext:contextual-spacing="false" fo:line-height="100%" fo:text-indent="0in" style:auto-text-indent="false">
        <style:tab-stops>
          <style:tab-stop style:position="6in" style:type="right"/>
        </style:tab-stops>
      </style:paragraph-properties>
    </style:style>
    <style:style style:name="P13" style:family="paragraph" style:parent-style-name="Standard">
      <style:paragraph-properties fo:margin-left="0.5in" fo:margin-right="0in" fo:margin-top="0.0417in" fo:margin-bottom="0in" loext:contextual-spacing="false" fo:line-height="100%" fo:text-indent="0in" style:auto-text-indent="false">
        <style:tab-stops>
          <style:tab-stop style:position="6in" style:type="right"/>
        </style:tab-stops>
      </style:paragraph-properties>
    </style:style>
    <style:style style:name="P14" style:family="paragraph" style:parent-style-name="Standard" style:list-style-name="WWNum6">
      <style:paragraph-properties fo:margin-left="0.5in" fo:margin-right="0in" fo:margin-top="0in" fo:margin-bottom="0in" loext:contextual-spacing="true" fo:text-indent="-0.25in" style:auto-text-indent="false"/>
    </style:style>
    <style:style style:name="P15" style:family="paragraph" style:parent-style-name="Standard" style:list-style-name="WWNum3">
      <style:paragraph-properties fo:margin-left="0.5in" fo:margin-right="0in" fo:margin-top="0in" fo:margin-bottom="0in" loext:contextual-spacing="true" fo:text-indent="-0.25in" style:auto-text-indent="false"/>
    </style:style>
    <style:style style:name="P16" style:family="paragraph" style:parent-style-name="Standard" style:list-style-name="WWNum1">
      <style:paragraph-properties fo:margin-left="0.5in" fo:margin-right="0in" fo:margin-top="0in" fo:margin-bottom="0in" loext:contextual-spacing="true" fo:text-indent="-0.25in" style:auto-text-indent="false"/>
    </style:style>
    <style:style style:name="P17" style:family="paragraph" style:parent-style-name="Standard" style:list-style-name="WWNum2">
      <style:paragraph-properties fo:margin-left="0.5in" fo:margin-right="0in" fo:margin-top="0in" fo:margin-bottom="0in" loext:contextual-spacing="true" fo:text-indent="-0.25in" style:auto-text-indent="false"/>
    </style:style>
    <style:style style:name="P18" style:family="paragraph" style:parent-style-name="Standard" style:list-style-name="WWNum4">
      <style:paragraph-properties fo:margin-left="0.5in" fo:margin-right="0in" fo:margin-top="0in" fo:margin-bottom="0in" loext:contextual-spacing="tru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indent="-0.25in" style:auto-text-indent="false"/>
    </style:style>
    <style:style style:name="P20" style:family="paragraph" style:parent-style-name="Heading_20_2">
      <style:paragraph-properties fo:margin-top="0.278in" fo:margin-bottom="0.0835in" loext:contextual-spacing="false"/>
    </style:style>
    <style:style style:name="P21" style:family="paragraph" style:parent-style-name="Heading_20_2">
      <style:paragraph-properties fo:margin-top="0.278in" fo:margin-bottom="0.0835in" loext:contextual-spacing="false"/>
    </style:style>
    <style:style style:name="P22" style:family="paragraph" style:parent-style-name="Heading_20_4">
      <style:paragraph-properties fo:margin-top="0.2638in" fo:margin-bottom="0.111in" loext:contextual-spacing="false"/>
    </style:style>
    <style:style style:name="P23" style:family="paragraph" style:parent-style-name="Heading_20_4">
      <style:paragraph-properties fo:margin-top="0.2638in" fo:margin-bottom="0.111in" loext:contextual-spacing="false" fo:line-height="100%"/>
    </style:style>
    <style:style style:name="P24" style:family="paragraph" style:parent-style-name="Heading_20_3">
      <style:paragraph-properties fo:margin-top="0.2638in" fo:margin-bottom="0.111in" loext:contextual-spacing="false"/>
    </style:style>
    <style:style style:name="P25" style:family="paragraph" style:parent-style-name="Heading_20_3">
      <style:paragraph-properties fo:margin-top="0.2638in" fo:margin-bottom="0.111in" loext:contextual-spacing="false" fo:line-height="100%"/>
    </style:style>
    <style:style style:name="P26" style:family="paragraph">
      <style:paragraph-properties fo:margin-top="0in" fo:margin-bottom="0in" fo:line-height="100%" fo:text-align="center"/>
    </style:style>
    <style:style style:name="P27" style:family="paragraph">
      <loext:graphic-properties draw:fill="solid" draw:fill-color="#cfe2f3"/>
      <style:paragraph-properties fo:margin-top="0in" fo:margin-bottom="0in" fo:line-height="100%" fo:text-align="center"/>
    </style:style>
    <style:style style:name="P28" style:family="paragraph">
      <loext:graphic-properties draw:fill="none"/>
      <style:paragraph-properties fo:text-align="start"/>
    </style:style>
    <style:style style:name="P29" style:family="paragraph">
      <style:paragraph-properties fo:margin-top="0in" fo:margin-bottom="0in" fo:line-height="100%" fo:text-align="start"/>
    </style:style>
    <style:style style:name="P30" style:family="paragraph">
      <loext:graphic-properties draw:fill="none"/>
      <style:paragraph-properties fo:margin-top="0in" fo:margin-bottom="0in" fo:line-height="100%" fo:text-align="start"/>
    </style:style>
    <style:style style:name="P31" style:family="paragraph">
      <loext:graphic-properties draw:fill="solid" draw:fill-color="#f9cb9c"/>
      <style:paragraph-properties fo:margin-top="0in" fo:margin-bottom="0in" fo:line-height="100%" fo:text-align="center"/>
    </style:style>
    <style:style style:name="P32" style:family="paragraph">
      <loext:graphic-properties draw:fill="solid" draw:fill-color="#cfe2f3"/>
      <style:paragraph-properties fo:margin-top="0in" fo:margin-bottom="0in" fo:line-height="100%" fo:text-align="star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weight="bold" style:font-weight-asian="bold"/>
    </style:style>
    <style:style style:name="T6" style:family="text">
      <style:text-properties fo:font-size="24pt" fo:font-weight="bold" style:font-size-asian="24pt" style:font-weight-asian="bold" style:font-size-complex="24pt"/>
    </style:style>
    <style:style style:name="T7" style:family="text">
      <style:text-properties style:text-underline-style="none"/>
    </style:style>
    <style:style style:name="T8" style:family="text">
      <style:text-properties fo:color="#434343" fo:font-size="16pt" style:font-size-asian="16pt" style:font-size-complex="16pt"/>
    </style:style>
    <style:style style:name="T9" style:family="text">
      <style:text-properties fo:color="#1155cc" style:text-underline-style="solid" style:text-underline-width="auto" style:text-underline-color="font-color"/>
    </style:style>
    <style:style style:name="T10" style:family="text">
      <style:text-properties fo:color="#1155cc" style:text-underline-style="solid" style:text-underline-width="auto" style:text-underline-color="font-color" fo:font-weight="bold" style:font-weight-asian="bold"/>
    </style:style>
    <style:style style:name="T11" style:family="text">
      <style:text-properties fo:font-size="10pt" fo:font-weight="bold" style:font-size-asian="10pt" style:font-weight-asian="bold" style:font-size-complex="10pt"/>
    </style:style>
    <style:style style:name="T12" style:family="text">
      <style:text-properties fo:font-size="10pt" style:font-size-asian="10pt" style:font-size-complex="10pt"/>
    </style:style>
    <style:style style:name="T13"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fo:min-height="0.3929in" fo:min-width="1.2736in" fo:padding-top="0.1in" fo:padding-bottom="0.1in" fo:padding-left="0.1in" fo:padding-right="0.1in" fo:wrap-option="wrap" style:run-through="foreground"/>
    </style:style>
    <style:style style:name="gr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3717in" fo:min-width="0in" fo:padding-top="0.1in" fo:padding-bottom="0.1in" fo:padding-left="0.1in" fo:padding-right="0.1in" fo:wrap-option="wrap" style:run-through="foreground"/>
    </style:style>
    <style:style style:name="gr4" style:family="graphic">
      <style:graphic-properties draw:stroke="none" svg:stroke-width="0in" draw:fill="none" draw:textarea-vertical-align="top" draw:auto-grow-height="false" draw:fit-to-size="false" fo:min-height="0.1882in" fo:min-width="2.461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1882in" fo:min-width="1.2744in" fo:padding-top="0.1in" fo:padding-bottom="0.1in" fo:padding-left="0.1in" fo:padding-right="0.1in" fo:wrap-option="wrap" style:run-through="foreground"/>
    </style:style>
    <style:style style:name="gr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3146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1882in" fo:min-width="2.1134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9cb9c" draw:textarea-vertical-align="middle" draw:auto-grow-height="false" draw:fit-to-size="false" fo:min-height="0.3354in" fo:min-width="1.2161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0846in" fo:min-width="0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f9cb9c" draw:textarea-vertical-align="middle" draw:auto-grow-height="false" draw:fit-to-size="false" fo:min-height="0.3362in" fo:min-width="1.2161in" fo:padding-top="0.1in" fo:padding-bottom="0.1in" fo:padding-left="0.1in" fo:padding-right="0.1in" fo:wrap-option="wrap" style:run-through="foreground"/>
    </style:style>
    <style:style style:name="gr1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2799in" fo:min-width="0in" fo:padding-top="0.1in" fo:padding-bottom="0.1in" fo:padding-left="0.1in" fo:padding-right="0.1in" fo:wrap-option="wrap" style:run-through="foreground"/>
    </style:style>
    <style:style style:name="gr12" style:family="graphic">
      <style:graphic-properties draw:stroke="solid" svg:stroke-width="0.0102in" svg:stroke-color="#000000" draw:stroke-linejoin="round" draw:fill="solid" draw:fill-color="#cfe2f3" draw:textarea-vertical-align="middle" draw:auto-grow-height="false" draw:fit-to-size="false" fo:min-height="0.2634in" fo:min-width="0.2626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cfe2f3" draw:textarea-vertical-align="middle" draw:auto-grow-height="false" draw:fit-to-size="false" fo:min-height="0.2752in" fo:min-width="1.2736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3102in" fo:min-width="0in" fo:padding-top="0.1in" fo:padding-bottom="0.1in" fo:padding-left="0.1in" fo:padding-right="0.1in" fo:wrap-option="wrap" style:run-through="foreground"/>
    </style:style>
    <style:style style:name="gr15"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2.0929in" fo:min-width="1.461in" fo:padding-top="0.1in" fo:padding-bottom="0.1in" fo:padding-left="0.1in" fo:padding-right="0.1in" fo:wrap-option="wrap" style:run-through="foreground"/>
    </style:style>
    <style:style style:name="gr1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6417in" fo:min-width="1.4102in" fo:padding-top="0.1in" fo:padding-bottom="0.1in" fo:padding-left="0.1in" fo:padding-right="0.1in" fo:wrap-option="wrap" style:run-through="foreground"/>
    </style:style>
    <style:style style:name="gr17" style:family="graphic">
      <style:graphic-properties draw:stroke="none" svg:stroke-width="0in" draw:fill="none" draw:textarea-vertical-align="top" draw:auto-grow-height="false" draw:fit-to-size="false" fo:min-height="0.1882in" fo:min-width="1.2736in" fo:padding-top="0.1in" fo:padding-bottom="0.1in" fo:padding-left="0.1in" fo:padding-right="0.1in" fo:wrap-option="wrap" style:run-through="foreground"/>
    </style:style>
    <style:style style:name="gr1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4681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492in" fo:min-width="0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solid" draw:fill-color="#cfe2f3" draw:textarea-vertical-align="middle" draw:auto-grow-height="false" draw:fit-to-size="false" fo:min-height="0.3102in" fo:min-width="1.0693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solid" draw:fill-color="#cfe2f3" draw:textarea-vertical-align="middle" draw:auto-grow-height="false" draw:fit-to-size="false" fo:min-height="0.3102in" fo:min-width="1.0689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none" draw:textarea-vertical-align="middle" draw:auto-grow-height="false" draw:fit-to-size="false" fo:min-height="1.3484in" fo:min-width="3.0071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fo:min-height="0.2043in" fo:min-width="1.2799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solid" draw:fill-color="#f9cb9c" draw:textarea-vertical-align="middle" draw:auto-grow-height="false" draw:fit-to-size="false" fo:min-height="0.261in" fo:min-width="1.0193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solid" draw:fill-color="#f9cb9c" draw:textarea-vertical-align="middle" draw:auto-grow-height="false" draw:fit-to-size="false" fo:min-height="0.2618in" fo:min-width="1.0193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solid" draw:fill-color="#cfe2f3" draw:textarea-vertical-align="middle" draw:auto-grow-height="false" draw:fit-to-size="false" fo:min-height="0.2083in" fo:min-width="1.0689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fo:min-height="0.1346in" fo:min-width="1.0693in" fo:padding-top="0.1in" fo:padding-bottom="0.1in" fo:padding-left="0.1in" fo:padding-right="0.1in" fo:wrap-option="wrap" style:run-through="foreground"/>
    </style:style>
    <style:style style:name="gr28" style:family="graphic">
      <style:graphic-properties draw:stroke="none" svg:stroke-width="0in" draw:fill="none" draw:textarea-vertical-align="top" draw:auto-grow-height="false" draw:fit-to-size="false" fo:min-height="0.1346in" fo:min-width="1.0689in" fo:padding-top="0.1in" fo:padding-bottom="0.1in" fo:padding-left="0.1in" fo:padding-right="0.1in" fo:wrap-option="wrap" style:run-through="foreground"/>
    </style:style>
    <style:style style:name="gr2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008in" fo:min-width="0in" fo:padding-top="0.1in" fo:padding-bottom="0.1in" fo:padding-left="0.1in" fo:padding-right="0.1in" fo:wrap-option="wrap" style:run-through="foreground"/>
    </style:style>
    <style:style style:name="gr3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161in" fo:min-width="0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solid" draw:fill-color="#cfe2f3" draw:textarea-vertical-align="middle" draw:auto-grow-height="false" draw:fit-to-size="false" fo:min-height="0.2091in" fo:min-width="1.0689in" fo:padding-top="0.1in" fo:padding-bottom="0.1in" fo:padding-left="0.1in" fo:padding-right="0.1in" fo:wrap-option="wrap" style:run-through="foreground"/>
    </style:style>
    <style:style style:name="gr3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5827in" fo:min-width="0in" fo:padding-top="0.1in" fo:padding-bottom="0.1in" fo:padding-left="0.1in" fo:padding-right="0.1in" fo:wrap-option="wrap" style:run-through="foreground"/>
    </style:style>
    <style:style style:name="gr33" style:family="graphic">
      <style:graphic-properties draw:stroke="none" svg:stroke-width="0in" draw:fill="none" draw:textarea-vertical-align="top" draw:auto-grow-height="false" draw:fit-to-size="false" fo:min-height="0.1354in" fo:min-width="1.0693in" fo:padding-top="0.1in" fo:padding-bottom="0.1in" fo:padding-left="0.1in" fo:padding-right="0.1in" fo:wrap-option="wrap" style:run-through="foreground"/>
    </style:style>
    <style:style style:name="gr34"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4083in" fo:min-width="1.1563in" fo:padding-top="0.1in" fo:padding-bottom="0.1in" fo:padding-left="0.1in" fo:padding-right="0.1in" fo:wrap-option="wrap" style:run-through="foreground"/>
    </style:style>
    <style:style style:name="gr35"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4909in" fo:padding-top="0.1in" fo:padding-bottom="0.1in" fo:padding-left="0.1in" fo:padding-right="0.1in" fo:wrap-option="wrap" style:run-through="foreground"/>
    </style:style>
    <style:style style:name="gr3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811in" fo:min-width="0in" fo:padding-top="0.1in" fo:padding-bottom="0.1in" fo:padding-left="0.1in" fo:padding-right="0.1in" fo:wrap-option="wrap" style:run-through="foreground"/>
    </style:style>
    <style:style style:name="gr3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4917in" fo:padding-top="0.1in" fo:padding-bottom="0.1in" fo:padding-left="0.1in" fo:padding-right="0.1in" fo:wrap-option="wrap" style:run-through="foreground"/>
    </style:style>
    <style:style style:name="gr38"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4283in" fo:min-width="0in" fo:padding-top="0.1in" fo:padding-bottom="0.1in" fo:padding-left="0.1in" fo:padding-right="0.1in" fo:wrap-option="wrap" style:run-through="foreground"/>
    </style:style>
    <style:style style:name="gr39" style:family="graphic">
      <style:graphic-properties draw:stroke="none" svg:stroke-width="0in" draw:fill="none" draw:textarea-vertical-align="top" draw:auto-grow-height="false" draw:fit-to-size="false" fo:min-height="0.3102in" fo:min-width="1.7917in" fo:padding-top="0.1in" fo:padding-bottom="0.1in" fo:padding-left="0.1in" fo:padding-right="0.1in" fo:wrap-option="wrap" style:run-through="foreground"/>
    </style:style>
    <style:style style:name="gr40" style:family="graphic">
      <style:graphic-properties draw:stroke="none" svg:stroke-width="0in" draw:fill="none" draw:textarea-vertical-align="top" draw:auto-grow-height="false" draw:fit-to-size="false" fo:min-height="0.4291in" fo:min-width="2.6638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solid" draw:fill-color="#cfe2f3" draw:textarea-vertical-align="middle" draw:auto-grow-height="false" draw:fit-to-size="false" fo:min-height="0.3965in" fo:min-width="1.2807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solid" draw:fill-color="#cfe2f3" draw:textarea-vertical-align="middle" draw:auto-grow-height="false" draw:fit-to-size="false" fo:min-height="0.3965in" fo:min-width="1.2811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none" draw:textarea-vertical-align="middle" draw:auto-grow-height="false" draw:fit-to-size="false" fo:min-height="1.6091in" fo:min-width="3.5429in" fo:padding-top="0.1in" fo:padding-bottom="0.1in" fo:padding-left="0.1in" fo:padding-right="0.1in" fo:wrap-option="wrap" style:run-through="foreground"/>
    </style:style>
    <style:style style:name="gr44" style:family="graphic">
      <style:graphic-properties draw:stroke="none" svg:stroke-width="0in" draw:fill="none" draw:textarea-vertical-align="top" draw:auto-grow-height="false" draw:fit-to-size="false" fo:min-height="0.272in" fo:min-width="1.528in" fo:padding-top="0.1in" fo:padding-bottom="0.1in" fo:padding-left="0.1in" fo:padding-right="0.1in" fo:wrap-option="wrap" style:run-through="foreground"/>
    </style:style>
    <style:style style:name="gr45" style:family="graphic">
      <style:graphic-properties draw:stroke="solid" svg:stroke-width="0.0102in" svg:stroke-color="#000000" draw:stroke-linejoin="round" draw:fill="solid" draw:fill-color="#f9cb9c" draw:textarea-vertical-align="middle" draw:auto-grow-height="false" draw:fit-to-size="false" fo:min-height="0.339in" fo:min-width="1.2236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solid" draw:fill-color="#f9cb9c" draw:textarea-vertical-align="middle" draw:auto-grow-height="false" draw:fit-to-size="false" fo:min-height="0.3398in" fo:min-width="1.2236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solid" draw:fill-color="#cfe2f3" draw:textarea-vertical-align="middle" draw:auto-grow-height="false" draw:fit-to-size="false" fo:min-height="0.278in" fo:min-width="1.2811in" fo:padding-top="0.1in" fo:padding-bottom="0.1in" fo:padding-left="0.1in" fo:padding-right="0.1in" fo:wrap-option="wrap" style:run-through="foreground"/>
    </style:style>
    <style:style style:name="gr48" style:family="graphic">
      <style:graphic-properties draw:stroke="none" svg:stroke-width="0in" draw:fill="none" draw:textarea-vertical-align="top" draw:auto-grow-height="false" draw:fit-to-size="false" fo:min-height="0.1909in" fo:min-width="1.2807in" fo:padding-top="0.1in" fo:padding-bottom="0.1in" fo:padding-left="0.1in" fo:padding-right="0.1in" fo:wrap-option="wrap" style:run-through="foreground"/>
    </style:style>
    <style:style style:name="gr49"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516in" fo:min-width="0in" fo:padding-top="0.1in" fo:padding-bottom="0.1in" fo:padding-left="0.1in" fo:padding-right="0.1in" fo:wrap-option="wrap" style:run-through="foreground"/>
    </style:style>
    <style:style style:name="gr50"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1693in" fo:min-width="0in" fo:padding-top="0.1in" fo:padding-bottom="0.1in" fo:padding-left="0.1in" fo:padding-right="0.1in" fo:wrap-option="wrap" style:run-through="foreground"/>
    </style:style>
    <style:style style:name="gr51"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7138in" fo:min-width="0in" fo:padding-top="0.1in" fo:padding-bottom="0.1in" fo:padding-left="0.1in" fo:padding-right="0.1in" fo:wrap-option="wrap" style:run-through="foreground"/>
    </style:style>
    <style:style style:name="gr52"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1.4138in" fo:padding-top="0.1in" fo:padding-bottom="0.1in" fo:padding-left="0.1in" fo:padding-right="0.1in" fo:wrap-option="wrap" style:run-through="foreground"/>
    </style:style>
    <style:style style:name="gr53"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5346in" fo:min-width="0in" fo:padding-top="0.1in" fo:padding-bottom="0.1in" fo:padding-left="0.1in" fo:padding-right="0.1in" fo:wrap-option="wrap" style:run-through="foreground"/>
    </style:style>
    <style:style style:name="gr54" style:family="graphic">
      <style:graphic-properties draw:stroke="none" svg:stroke-width="0in" draw:fill="none" draw:textarea-vertical-align="top" draw:auto-grow-height="false" draw:fit-to-size="false" fo:min-height="0.3965in" fo:min-width="2.1236in" fo:padding-top="0.1in" fo:padding-bottom="0.1in" fo:padding-left="0.1in" fo:padding-right="0.1in" fo:wrap-option="wrap" style:run-through="foreground"/>
    </style:style>
    <style:style style:name="gr55" style:family="graphic">
      <style:graphic-properties draw:stroke="none" svg:stroke-width="0in" draw:fill="none" draw:textarea-vertical-align="top" draw:auto-grow-height="false" draw:fit-to-size="false" fo:min-height="0.5354in" fo:min-width="3.1425in" fo:padding-top="0.1in" fo:padding-bottom="0.1in" fo:padding-left="0.1in" fo:padding-right="0.1in" fo:wrap-option="wrap" style:run-through="foreground"/>
    </style:style>
    <style:style style:name="gr56"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1.0744in" fo:min-width="0.3752in" fo:padding-top="0.1in" fo:padding-bottom="0.1in" fo:padding-left="0.1in" fo:padding-right="0.1in" fo:wrap-option="wrap" style:run-through="foreground"/>
    </style:style>
    <style:style style:name="gr57" style:family="graphic">
      <style:graphic-properties draw:stroke="solid" svg:stroke-width="0.0102in" svg:stroke-color="#000000" draw:marker-end="msArrowEnd_20_9" draw:marker-end-width="0.1374in" draw:marker-end-center="false" draw:stroke-linejoin="round" draw:fill="none" draw:textarea-vertical-align="middle" draw:auto-grow-height="false" draw:fit-to-size="false" fo:min-height="0in" fo:min-width="0.7661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emorial Content Filtering and Sentiment Analysis </text:span><text:span text:style-name="T3">Department of Veterans Affairs</text:span><text:span text:style-name="T4"><text:line-break/></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lwkzeererzya" text:style-name="Index_20_Link" text:visited-style-name="Index_20_Link"><text:span text:style-name="T5">Overview</text:span></text:a><text:span text:style-name="T5"><text:tab/>1</text:span></text:p>
          <text:p text:style-name="P9"><text:a xlink:type="simple" xlink:href="#_y6nu55t6tu15" text:style-name="Index_20_Link" text:visited-style-name="Index_20_Link"><text:span text:style-name="T5">Objectives</text:span></text:a><text:span text:style-name="T5"><text:tab/>1</text:span></text:p>
          <text:p text:style-name="P9"><text:a xlink:type="simple" xlink:href="#_nt8pqpkibsiw" text:style-name="Index_20_Link" text:visited-style-name="Index_20_Link"><text:span text:style-name="T5">Background</text:span></text:a><text:span text:style-name="T5"><text:tab/>1</text:span></text:p>
          <text:p text:style-name="P11"><text:a xlink:type="simple" xlink:href="#_vkxw5gxxweza" text:style-name="Index_20_Link" text:visited-style-name="Index_20_Link">Approach</text:a><text:tab/>1</text:p>
          <text:p text:style-name="P13"><text:a xlink:type="simple" xlink:href="#_wogup1oeloqp" text:style-name="Index_20_Link" text:visited-style-name="Index_20_Link">Custom Solution</text:a><text:tab/>1</text:p>
          <text:p text:style-name="P13"><text:a xlink:type="simple" xlink:href="#_5utp764hs9oc" text:style-name="Index_20_Link" text:visited-style-name="Index_20_Link">Solution as a Service</text:a><text:tab/>2</text:p>
          <text:p text:style-name="P11"><text:a xlink:type="simple" xlink:href="#_axtj2nqdaemx" text:style-name="Index_20_Link" text:visited-style-name="Index_20_Link">Methods</text:a><text:tab/>2</text:p>
          <text:p text:style-name="P13"><text:a xlink:type="simple" xlink:href="#_adch41ip313x" text:style-name="Index_20_Link" text:visited-style-name="Index_20_Link">Predefined Rules and Conditions</text:a><text:tab/>2</text:p>
          <text:p text:style-name="P13"><text:a xlink:type="simple" xlink:href="#_voqwejw684aw" text:style-name="Index_20_Link" text:visited-style-name="Index_20_Link">Artificial Intelligence</text:a><text:tab/>2</text:p>
          <text:p text:style-name="P9"><text:a xlink:type="simple" xlink:href="#_osg64cikdtuo" text:style-name="Index_20_Link" text:visited-style-name="Index_20_Link"><text:span text:style-name="T5">Research</text:span></text:a><text:span text:style-name="T5"><text:tab/>3</text:span></text:p>
          <text:p text:style-name="P11"><text:a xlink:type="simple" xlink:href="#_jl7jbc6vc0mf" text:style-name="Index_20_Link" text:visited-style-name="Index_20_Link">Defining Profanity</text:a><text:tab/>3</text:p>
          <text:p text:style-name="P13"><text:a xlink:type="simple" xlink:href="#_8ah6qul64wme" text:style-name="Index_20_Link" text:visited-style-name="Index_20_Link">Resources (Wordlists)</text:a><text:tab/>3</text:p>
          <text:p text:style-name="P11"><text:a xlink:type="simple" xlink:href="#_322lzgfoz8ww" text:style-name="Index_20_Link" text:visited-style-name="Index_20_Link">Testing Dataset</text:a><text:tab/>4</text:p>
          <text:p text:style-name="P11"><text:a xlink:type="simple" xlink:href="#_5gfypvgmaonv" text:style-name="Index_20_Link" text:visited-style-name="Index_20_Link">Content Filtering</text:a><text:tab/>4</text:p>
          <text:p text:style-name="P13"><text:a xlink:type="simple" xlink:href="#_1pywdthqcdj4" text:style-name="Index_20_Link" text:visited-style-name="Index_20_Link">General</text:a><text:tab/>4</text:p>
          <text:p text:style-name="P13"><text:a xlink:type="simple" xlink:href="#_cnwmekvt8rba" text:style-name="Index_20_Link" text:visited-style-name="Index_20_Link">Reviewed and Top Libraries</text:a><text:tab/>4</text:p>
          <text:p text:style-name="P11"><text:a xlink:type="simple" xlink:href="#_x0a7uzixbzbp" text:style-name="Index_20_Link" text:visited-style-name="Index_20_Link">Sentiment Analysis</text:a><text:tab/>5</text:p>
          <text:p text:style-name="P13"><text:a xlink:type="simple" xlink:href="#_pos00kv8uiu" text:style-name="Index_20_Link" text:visited-style-name="Index_20_Link">General</text:a><text:tab/>5</text:p>
          <text:p text:style-name="P13"><text:a xlink:type="simple" xlink:href="#_dq6t2r22qvlt" text:style-name="Index_20_Link" text:visited-style-name="Index_20_Link">Sentiment Versus Emotion Analysis</text:a><text:tab/>5</text:p>
          <text:p text:style-name="P13"><text:soft-page-break/><text:a xlink:type="simple" xlink:href="#_a0an0ykgez0l" text:style-name="Index_20_Link" text:visited-style-name="Index_20_Link">Test Results for Libraries and Services</text:a><text:tab/>5</text:p>
          <text:p text:style-name="P13"><text:a xlink:type="simple" xlink:href="#_z1g8af76s4zi" text:style-name="Index_20_Link" text:visited-style-name="Index_20_Link">Top Libraries and Services</text:a><text:tab/>7</text:p>
          <text:p text:style-name="P9"><text:a xlink:type="simple" xlink:href="#_7b93g8unezbl" text:style-name="Index_20_Link" text:visited-style-name="Index_20_Link"><text:span text:style-name="T5">Proposed Solution</text:span></text:a><text:span text:style-name="T5"><text:tab/>7</text:span></text:p>
          <text:p text:style-name="P11"><text:a xlink:type="simple" xlink:href="#_tgqbci8e4phy" text:style-name="Index_20_Link" text:visited-style-name="Index_20_Link">General</text:a><text:tab/>7</text:p>
          <text:p text:style-name="P11"><text:a xlink:type="simple" xlink:href="#_bcvpaw2510me" text:style-name="Index_20_Link" text:visited-style-name="Index_20_Link">Flow</text:a><text:tab/>8</text:p>
          <text:p text:style-name="P13"><text:a xlink:type="simple" xlink:href="#_u8ki3ztytku6" text:style-name="Index_20_Link" text:visited-style-name="Index_20_Link">Option 1</text:a><text:tab/>8</text:p>
          <text:p text:style-name="P13"><text:a xlink:type="simple" xlink:href="#_fudrdewqliai" text:style-name="Index_20_Link" text:visited-style-name="Index_20_Link">Option 2</text:a><text:tab/>9</text:p>
          <text:p text:style-name="P13"><text:a xlink:type="simple" xlink:href="#_zbje2tktz85n" text:style-name="Index_20_Link" text:visited-style-name="Index_20_Link">Option 3</text:a><text:tab/>10</text:p>
          <text:p text:style-name="P11"><text:a xlink:type="simple" xlink:href="#_yhck1hjrcxui" text:style-name="Index_20_Link" text:visited-style-name="Index_20_Link">Demo / Proof of Concept</text:a><text:tab/>11</text:p>
          <text:p text:style-name="P9"><text:a xlink:type="simple" xlink:href="#_7fgpvtz3oasx" text:style-name="Index_20_Link" text:visited-style-name="Index_20_Link"><text:span text:style-name="T5">Additional Considerations</text:span></text:a><text:span text:style-name="T5"><text:tab/>12</text:span></text:p>
          <text:p text:style-name="P11"><text:a xlink:type="simple" xlink:href="#_kh8ki6xjlw4f" text:style-name="Index_20_Link" text:visited-style-name="Index_20_Link">Spam Filtering</text:a><text:tab/>12</text:p>
          <text:p text:style-name="P9"><text:a xlink:type="simple" xlink:href="#_sy0cpzz6zleq" text:style-name="Index_20_Link" text:visited-style-name="Index_20_Link"><text:span text:style-name="T5">Conclusion</text:span></text:a><text:span text:style-name="T5"><text:tab/>12</text:span></text:p>
          <text:p text:style-name="P9"><text:a xlink:type="simple" xlink:href="#_bpr3jcnhqwtc" text:style-name="Index_20_Link" text:visited-style-name="Index_20_Link"><text:span text:style-name="T5">Appendix</text:span></text:a><text:span text:style-name="T5"><text:tab/>14</text:span></text:p>
          <text:p text:style-name="P11"><text:a xlink:type="simple" xlink:href="#_v3sx6zsvtexc" text:style-name="Index_20_Link" text:visited-style-name="Index_20_Link">Appendix A — Comments</text:a><text:tab/>14</text:p>
          <text:p text:style-name="P12"><text:a xlink:type="simple" xlink:href="#_9p0471ws9pt4" text:style-name="Index_20_Link" text:visited-style-name="Index_20_Link">Appendix B — Sentiment and Emotional Analysis Testing</text:a><text:tab/>16</text:p>
        </text:index-body>
      </text:table-of-content>
      <text:p text:style-name="P20"><text:bookmark text:name="_lwkzeererzya"/>Overview</text:p>
      <text:p text:style-name="P1">The Department of Veterans Affairs' (VA) National Cemetery Administration (NCA) seeks to create an interactive digital experience that enables virtual memorialization of the millions of people interred at VA national cemeteries. This online memorial space will allow visitors to honor, cherish, share, and pay their respects and permit researchers, amateurs, students, and professionals to share information about Veterans.</text:p>
      <text:p text:style-name="P20"><text:bookmark text:name="_y6nu55t6tu15"/>Objectives</text:p>
      <text:p text:style-name="P1">To accomplish the decorum of the site, a profanity filter and sentiment analysis would be implemented to help manage commenting.</text:p>
      <text:p text:style-name="P1"/>
      <text:p text:style-name="P1">The profanity analysis should:</text:p>
      <text:p text:style-name="P1"><text:soft-page-break/></text:p>
      <text:list xml:id="list486270279743283884" text:style-name="WWNum6">
        <text:list-item>
          <text:p text:style-name="P14">Accept a comment as string</text:p>
        </text:list-item>
        <text:list-item>
          <text:p text:style-name="P14">Output the list of profane words, and the comment with profane words filtered out</text:p>
        </text:list-item>
      </text:list>
      <text:p text:style-name="P1"/>
      <text:p text:style-name="P1">The sentiment analysis should:</text:p>
      <text:p text:style-name="P1"/>
      <text:list xml:id="list5701335998088300561" text:style-name="WWNum3">
        <text:list-item>
          <text:p text:style-name="P15">Accept a comment as string</text:p>
        </text:list-item>
        <text:list-item>
          <text:p text:style-name="P15">Return a range representing a good or bad comment</text:p>
        </text:list-item>
      </text:list>
      <text:p text:style-name="P20"><text:bookmark text:name="_nt8pqpkibsiw"/>Background</text:p>
      <text:p text:style-name="P24"><text:bookmark text:name="_vkxw5gxxweza"/>Approach</text:p>
      <text:p text:style-name="P1">The project can be developed by using a custom solution, an existing solution as a service, or a mix of both.</text:p>
      <text:p text:style-name="P22"><text:bookmark text:name="_wogup1oeloqp"/>Custom Solution</text:p>
      <text:p text:style-name="P1">A custom solution is developed with custom code, and optionally using existing third-party libraries.</text:p>
      <text:p text:style-name="P1"/>
      <text:p text:style-name="P1"><text:span text:style-name="T5">The main advantage </text:span>of a custom solution is that it can be more flexible when compared to an existing solution as a service. A custom solution can be tweaked with configurations and code in order to achieve a desired output.</text:p>
      <text:p text:style-name="P1"/>
      <text:p text:style-name="P1">For example, a sad yet respectful and honorary comment parsed with a solution as a service might be deemed a negative sentiment. However for this project such a comment might expect to be accepted as a positive sentiment. A custom solution could allow to make some adjustments.</text:p>
      <text:p text:style-name="P1"/>
      <text:p text:style-name="P1"><text:span text:style-name="T5">The cost</text:span> associated with a custom solution might have a higher upfront pricing for development, and an ongoing cost. The ongoing cost would be for hosting, and some maintenance.</text:p>
      <text:p text:style-name="P22"><text:bookmark text:name="_5utp764hs9oc"/>Solution as a Service</text:p>
      <text:p text:style-name="P1">A solution as a service is an existing hosted and managed solution by a third-party. This solution can generally easily be added to an existing flow.</text:p>
      <text:p text:style-name="P1"><text:soft-page-break/></text:p>
      <text:p text:style-name="P1"><text:span text:style-name="T5">The main advantage</text:span> of using a solution as a service is inheriting a proven solution. Most hosted solutions have been through in-depth research, and are generally complex systems that can give accurate results.</text:p>
      <text:p text:style-name="P1"/>
      <text:p text:style-name="P1"><text:span text:style-name="T5">The main disadvantage</text:span> is it usually less flexible than a custom solution. Tweaking and adjusting false-positive might not be possible.</text:p>
      <text:p text:style-name="P1"/>
      <text:p text:style-name="P1"><text:span text:style-name="T5">The cost </text:span>associated with a solution as a service might have a lower upfront pricing, and an ongoing subscription or pay-per-use cost.</text:p>
      <text:p text:style-name="P25"><text:bookmark text:name="_axtj2nqdaemx"/>Methods</text:p>
      <text:p text:style-name="P1">There are two methods commonly used for content filtering and sentiment analysis. First method is predefined rules and conditions, and the second is an artificial intelligence solution. Both methods apply to the custom solution, and solution as a service approaches.</text:p>
      <text:p text:style-name="P22"><text:bookmark text:name="_adch41ip313x"/>Predefined Rules and Conditions</text:p>
      <text:p text:style-name="P1">This method requires the development of rules and conditions. Some of the rules and conditions might be borrowed from existing solutions, or created from scratch. </text:p>
      <text:p text:style-name="P1"/>
      <text:p text:style-name="P1">For example, filtering content based on profanity would require to manually determine and configure what are deemed as bad words. The words might already existing in an existing libraries. In this example, if such words do not exist then an in-depth research would need to be performed.</text:p>
      <text:p text:style-name="P22"><text:bookmark text:name="_voqwejw684aw"/>Artificial Intelligence</text:p>
      <text:p text:style-name="P1">An artificial intelligence allows to dynamically evaluate content, and in a way create rules. A common method of artificial intelligence is machine learning. In machine learning a system is trained with comments flagged as positive and negative. Thereafter the system can determine if a new comment is positive or negative based on its training. </text:p>
      <text:p text:style-name="P1"/>
      <text:p text:style-name="P1">It’s possible that there needs to be a layer of natural language processing in order to have a precise output. Often such a system is borrowed from existing libraries or services.</text:p>
      <text:p text:style-name="P20"><text:bookmark text:name="_osg64cikdtuo"/>Research</text:p>
      <text:p text:style-name="P24"><text:bookmark text:name="_jl7jbc6vc0mf"/>Defining Profanity</text:p>
      <text:p text:style-name="P1">Not all offensive words are equal. Profanity can depend on context. The context can depend on where the comment is posted, and by the text surrounding a profane word. </text:p>
      <text:p text:style-name="P1"/>
      <text:p text:style-name="P1">In order to help determine how likely words are to be used as either profanity or clean text, ranking can be applied to a wordlist. An example of ranking:</text:p>
      <text:p text:style-name="P1"><text:soft-page-break/></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text:span text:style-name="T5">Ranking</text:span></text:p>
          </table:table-cell>
          <table:table-cell table:style-name="Table1.A1" office:value-type="string">
            <text:p text:style-name="P2"><text:span text:style-name="T5">Used as a profanity</text:span></text:p>
          </table:table-cell>
          <table:table-cell table:style-name="Table1.A1" office:value-type="string">
            <text:p text:style-name="P2"><text:span text:style-name="T5">Used in clean text</text:span></text:p>
          </table:table-cell>
          <table:table-cell table:style-name="Table1.A1" office:value-type="string">
            <text:p text:style-name="P2"><text:span text:style-name="T5">Example</text:span></text:p>
          </table:table-cell>
        </table:table-row>
        <table:table-row table:style-name="Table1.1">
          <table:table-cell table:style-name="Table1.A1" office:value-type="string">
            <text:p text:style-name="P2">2</text:p>
          </table:table-cell>
          <table:table-cell table:style-name="Table1.A1" office:value-type="string">
            <text:p text:style-name="P2">likely</text:p>
          </table:table-cell>
          <table:table-cell table:style-name="Table1.A1" office:value-type="string">
            <text:p text:style-name="P2">unlikely</text:p>
          </table:table-cell>
          <table:table-cell table:style-name="Table1.A1" office:value-type="string">
            <text:p text:style-name="P2">asshat</text:p>
          </table:table-cell>
        </table:table-row>
        <table:table-row table:style-name="Table1.1">
          <table:table-cell table:style-name="Table1.A1" office:value-type="string">
            <text:p text:style-name="P2">1</text:p>
          </table:table-cell>
          <table:table-cell table:style-name="Table1.A1" office:value-type="string">
            <text:p text:style-name="P2">maybe</text:p>
          </table:table-cell>
          <table:table-cell table:style-name="Table1.A1" office:value-type="string">
            <text:p text:style-name="P2">maybe</text:p>
          </table:table-cell>
          <table:table-cell table:style-name="Table1.A1" office:value-type="string">
            <text:p text:style-name="P2">addict</text:p>
          </table:table-cell>
        </table:table-row>
        <table:table-row table:style-name="Table1.1">
          <table:table-cell table:style-name="Table1.A1" office:value-type="string">
            <text:p text:style-name="P2">0</text:p>
          </table:table-cell>
          <table:table-cell table:style-name="Table1.A1" office:value-type="string">
            <text:p text:style-name="P2">unlikely</text:p>
          </table:table-cell>
          <table:table-cell table:style-name="Table1.A1" office:value-type="string">
            <text:p text:style-name="P2">likely</text:p>
          </table:table-cell>
          <table:table-cell table:style-name="Table1.A1" office:value-type="string">
            <text:p text:style-name="P2">rabbit</text:p>
          </table:table-cell>
        </table:table-row>
      </table:table>
      <text:p text:style-name="P1"><text:soft-page-break/></text:p>
      <text:p text:style-name="P1">The same words and ranking can be used to help with content filtering and sentiment analysis.</text:p>
      <text:p text:style-name="P23"><text:bookmark text:name="_8ah6qul64wme"/>Resources (Wordlists)</text:p>
      <text:p text:style-name="P1"><text:span text:style-name="T5">List of Offensive/Profane Word by the Luis von Ahn's Research Group </text:span><text:line-break/>(Creator of reCAPTCHA and Duolingo) 1,384 words</text:p>
      <text:p text:style-name="P1"><text:a xlink:type="simple" xlink:href="http://www.cs.cmu.edu/~biglou/resources/" text:style-name="Internet_20_link" text:visited-style-name="Visited_20_Internet_20_Link"><text:span text:style-name="T9">http://www.cs.cmu.edu/~biglou/resources/</text:span></text:a></text:p>
      <text:p text:style-name="P1"/>
      <text:p text:style-name="P1"><text:span text:style-name="T5">Map of English Profane Words to a Rating of Sureness</text:span></text:p>
      <text:p text:style-name="P1">1,768 words</text:p>
      <text:p text:style-name="P1"><text:a xlink:type="simple" xlink:href="https://github.com/words/cuss" text:style-name="Internet_20_link" text:visited-style-name="Visited_20_Internet_20_Link"><text:span text:style-name="T9">https://github.com/words/cuss</text:span></text:a></text:p>
      <text:p text:style-name="P1"/>
      <text:p text:style-name="P1"><text:span text:style-name="T5">Swearjar</text:span></text:p>
      <text:p text:style-name="P1">350+ words</text:p>
      <text:p text:style-name="P1"><text:a xlink:type="simple" xlink:href="https://github.com/joshbuddy/swearjar" text:style-name="Internet_20_link" text:visited-style-name="Visited_20_Internet_20_Link"><text:span text:style-name="T9">https://github.com/joshbuddy/swearjar</text:span></text:a></text:p>
      <text:p text:style-name="P1"><text:a xlink:type="simple" xlink:href="https://github.com/raymondjavaxx/swearjar-node" text:style-name="Internet_20_link" text:visited-style-name="Visited_20_Internet_20_Link"><text:span text:style-name="T9">https://github.com/raymondjavaxx/swearjar-node</text:span></text:a></text:p>
      <text:p text:style-name="P1"/>
      <text:p text:style-name="P1"><text:span text:style-name="T5">AFINN 165</text:span></text:p>
      <text:p text:style-name="P1">3,382 words/symbols</text:p>
      <text:p text:style-name="P1"><text:a xlink:type="simple" xlink:href="https://github.com/words/afinn-165" text:style-name="Internet_20_link" text:visited-style-name="Visited_20_Internet_20_Link"><text:span text:style-name="T9">https://github.com/words/afinn-165</text:span></text:a></text:p>
      <text:p text:style-name="P1"/>
      <text:p text:style-name="P1"><text:span text:style-name="T5">emoji emotion</text:span></text:p>
      <text:p text:style-name="P1"><text:a xlink:type="simple" xlink:href="https://github.com/words/emoji-emotion" text:style-name="Internet_20_link" text:visited-style-name="Visited_20_Internet_20_Link"><text:span text:style-name="T9">https://github.com/words/emoji-emotion</text:span></text:a></text:p>
      <text:p text:style-name="P24"><text:bookmark text:name="_322lzgfoz8ww"/><text:soft-page-break/>Testing Dataset</text:p>
      <text:p text:style-name="P1">To test different services and libraries we need to have seed comments with a similar context to the comments expected in the final project. Comments were therefore extracted from the following location:</text:p>
      <text:p text:style-name="P1"/>
      <text:list xml:id="list5824746586353783204" text:style-name="WWNum1">
        <text:list-item>
          <text:p text:style-name="P16">Afghan and Iraqi Translators Saved American Lives. Make them "Honorary Veterans."</text:p>
        </text:list-item>
        <text:list-item>
          <text:p text:style-name="P16">Help Defend Veteran Benefits</text:p>
        </text:list-item>
        <text:list-item>
          <text:p text:style-name="P16">Grant my wounded veteran husband the benefits he deserves now!</text:p>
        </text:list-item>
        <text:list-item>
          <text:p text:style-name="P16">Additional custom comments with profane or negative sentiment</text:p>
        </text:list-item>
      </text:list>
      <text:p text:style-name="P1"/>
      <text:p text:style-name="P1">Comments and sources used for testing can be found in <text:a xlink:type="simple" xlink:href="#_v3sx6zsvtexc" text:style-name="Internet_20_link" text:visited-style-name="Visited_20_Internet_20_Link"><text:span text:style-name="T9">Appendix A</text:span></text:a>.</text:p>
      <text:p text:style-name="P24"><text:bookmark text:name="_5gfypvgmaonv"/>Content Filtering</text:p>
      <text:p text:style-name="P22"><text:bookmark text:name="_1pywdthqcdj4"/>General</text:p>
      <text:p text:style-name="P1">By using a wordlist with or without ranking libraries are able to determine if a specific comment contains offensive words.</text:p>
      <text:p text:style-name="P22"><text:bookmark text:name="_cnwmekvt8rba"/>Reviewed and Top Libraries</text:p>
      <text:p text:style-name="P1">The following libraries were tested and reviewed for compatibility.</text:p>
      <text:p text:style-name="P1"/>
      <text:p text:style-name="P1"><text:span text:style-name="T5">Top Library: </text:span><text:a xlink:type="simple" xlink:href="https://github.com/wooorm/retext-profanities" text:style-name="Internet_20_link" text:visited-style-name="Visited_20_Internet_20_Link"><text:span text:style-name="T10">https://github.com/wooorm/retext-profanities</text:span></text:a></text:p>
      <text:p text:style-name="P1">This library uses retext, a natural language processor, to analyse content. More than 1,700 rated words are provided. It does not automatically remove offensive words from original content but it provides the ability to ignore some of the cuss words. On the downside it does not seem to easily allow adding new words to the list, or modifying existing words.</text:p>
      <text:p text:style-name="P1"/>
      <text:p text:style-name="P1"><text:a xlink:type="simple" xlink:href="https://github.com/web-mech/badwords" text:style-name="Internet_20_link" text:visited-style-name="Visited_20_Internet_20_Link"><text:span text:style-name="T10">https://github.com/web-mech/badwords</text:span></text:a></text:p>
      <text:p text:style-name="P1">Does not return offensive words. Easily allows to replace wordlist.</text:p>
      <text:p text:style-name="P1"/>
      <text:p text:style-name="P1"><text:soft-page-break/><text:a xlink:type="simple" xlink:href="https://github.com/KanoComputing/nodejs-profanity-util" text:style-name="Internet_20_link" text:visited-style-name="Visited_20_Internet_20_Link"><text:span text:style-name="T10">https://github.com/KanoComputing/nodejs-profanity-util</text:span></text:a></text:p>
      <text:p text:style-name="P1">Does not return offensive words. Easily allows to replace wordlist.</text:p>
      <text:p text:style-name="P1"/>
      <text:p text:style-name="P1"><text:a xlink:type="simple" xlink:href="https://github.com/raymondjavaxx/swearjar-node" text:style-name="Internet_20_link" text:visited-style-name="Visited_20_Internet_20_Link"><text:span text:style-name="T10">https://github.com/raymondjavaxx/swearjar-node</text:span></text:a></text:p>
      <text:p text:style-name="P1">Does not return offensive words. Easily allows to replace wordlist.</text:p>
      <text:p text:style-name="P24"><text:bookmark text:name="_x0a7uzixbzbp"/>Sentiment Analysis</text:p>
      <text:p text:style-name="P22"><text:bookmark text:name="_pos00kv8uiu"/>General</text:p>
      <text:p text:style-name="P1">The main challenge for sentiment analysis for this project is keeping the context in consideration. Since comments might be of a sad nature, some words used might trigger it to be analysed as a negative comment when it should really be a positive comment.</text:p>
      <text:p text:style-name="P1"/>
      <text:p text:style-name="P1">One solution is to better define what is considered a positive, and a negative comment. Example comments are defined, words deemed positive and negative can be used to train or modify wordlists.</text:p>
      <text:p text:style-name="P22"><text:bookmark text:name="_dq6t2r22qvlt"/>Sentiment Versus Emotion Analysis</text:p>
      <text:p text:style-name="P1">A subject related to <text:span text:style-name="T5">sentiment analysis</text:span> is <text:span text:style-name="T5">emotion analysis</text:span>.</text:p>
      <text:p text:style-name="P1"/>
      <text:p text:style-name="P1">For <text:span text:style-name="T5">sentiment analysis</text:span>, generally one percentage is provided as an output. A threshold can be defined to determine what is deemed a negative, and positive comment. For example, if the range is 0% to 100% (where 0% is a negative comment and 100% is a positive comment) then 50% is a common threshold. Any comments returning 50% or greater is deemed positive, and any comments below 50% is deemed negative.</text:p>
      <text:p text:style-name="P1"/>
      <text:p text:style-name="P1">In some cases the output of the sentiment analysis is multiple percentages commonly split between positive, neutral and negative.</text:p>
      <text:p text:style-name="P1"/>
      <text:p text:style-name="P1">For <text:span text:style-name="T5">emotion analysis,</text:span> multiple percentages are returned but one percentage for each type of emotion. Emotions types might be things like happy, angry, excited, sad, and other. Each service and library has different emotion/feeling types.</text:p>
      <text:p text:style-name="P1"/>
      <text:p text:style-name="P1">In the case of emotional analysis, a formula and/or rules must be applied on top of the results.</text:p>
      <text:p text:style-name="P1"/>
      <text:p text:style-name="P1"><text:soft-page-break/>The rules could, for example, deem a comment as negative if the angry threshold is surpassed, but the sad value is low and under its threshold. In this example a comment might be abusive, instead of showing a feeling of sorrow.</text:p>
      <text:p text:style-name="P22"><text:bookmark text:name="_a0an0ykgez0l"/>Test Results for Libraries and Services</text:p>
      <text:p text:style-name="P1">The following services and libraries were tested against the sample dataset of comments.<text:span text:style-name="T5"> See </text:span><text:a xlink:type="simple" xlink:href="#_9p0471ws9pt4" text:style-name="Internet_20_link" text:visited-style-name="Visited_20_Internet_20_Link"><text:span text:style-name="T10">Appendix B</text:span></text:a><text:span text:style-name="T5"> for a full spreadsheet document with many more details, and sources.</text:span></text:p>
      <text:p text:style-name="P1"/>
      <text:p text:style-name="P1">Hit = Returned expected result for the tested comment</text:p>
      <text:p text:style-name="P1">Miss = Did not return expected result for the tested comment</text:p>
      <text:p text:style-name="P1"/>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0"><text:span text:style-name="T11">Library / Service Name</text:span></text:p>
          </table:table-cell>
          <table:table-cell table:style-name="Table2.A1" office:value-type="string">
            <text:p text:style-name="P10"><text:span text:style-name="T11">Hit Rate</text:span></text:p>
          </table:table-cell>
          <table:table-cell table:style-name="Table2.A1" office:value-type="string">
            <text:p text:style-name="P10"><text:span text:style-name="T11">Data Output Type</text:span></text:p>
          </table:table-cell>
          <table:table-cell table:style-name="Table2.A1" office:value-type="string">
            <text:p text:style-name="P10"><text:span text:style-name="T11">Note</text:span></text:p>
          </table:table-cell>
        </table:table-row>
        <table:table-row table:style-name="Table2.2">
          <table:table-cell table:style-name="Table2.A1" office:value-type="string">
            <text:p text:style-name="P10"><text:span text:style-name="T12">Google Natural Language</text:span></text:p>
          </table:table-cell>
          <table:table-cell table:style-name="Table2.A1" office:value-type="string">
            <text:p text:style-name="P10"><text:span text:style-name="T12">93.10%</text:span></text:p>
          </table:table-cell>
          <table:table-cell table:style-name="Table2.A1" office:value-type="string">
            <text:p text:style-name="P10"><text:span text:style-name="T12">Percent</text:span></text:p>
          </table:table-cell>
          <table:table-cell table:style-name="Table2.A1" office:value-type="string">
            <text:p text:style-name="P10"><text:span text:style-name="T12">Misses on some of the neutral and positive comments.</text:span></text:p>
          </table:table-cell>
        </table:table-row>
        <table:table-row table:style-name="Table2.2">
          <table:table-cell table:style-name="Table2.A1" office:value-type="string">
            <text:p text:style-name="P10"><text:span text:style-name="T12">Aylien</text:span></text:p>
          </table:table-cell>
          <table:table-cell table:style-name="Table2.A1" office:value-type="string">
            <text:p text:style-name="P10"><text:span text:style-name="T12">86.21%</text:span></text:p>
          </table:table-cell>
          <table:table-cell table:style-name="Table2.A1" office:value-type="string">
            <text:p text:style-name="P10"><text:span text:style-name="T12">Percent</text:span></text:p>
          </table:table-cell>
          <table:table-cell table:style-name="Table2.A1" office:value-type="string">
            <text:p text:style-name="P10"><text:span text:style-name="T12">Misses on some of the most negative comments.</text:span></text:p>
          </table:table-cell>
        </table:table-row>
        <table:table-row table:style-name="Table2.2">
          <table:table-cell table:style-name="Table2.A1" office:value-type="string">
            <text:p text:style-name="P10"><text:span text:style-name="T12">Azure Text Analytics</text:span></text:p>
          </table:table-cell>
          <table:table-cell table:style-name="Table2.A1" office:value-type="string">
            <text:p text:style-name="P10"><text:span text:style-name="T12">79.31%</text:span></text:p>
          </table:table-cell>
          <table:table-cell table:style-name="Table2.A1" office:value-type="string">
            <text:p text:style-name="P10"><text:span text:style-name="T12">Percent</text:span></text:p>
          </table:table-cell>
          <table:table-cell table:style-name="Table2.A1" office:value-type="string">
            <text:p text:style-name="P10"><text:span text:style-name="T12">Misses on some of the positive comments.</text:span></text:p>
          </table:table-cell>
        </table:table-row>
        <table:table-row table:style-name="Table2.2">
          <table:table-cell table:style-name="Table2.A1" office:value-type="string">
            <text:p text:style-name="P10"><text:span text:style-name="T12">Sentiment Node</text:span></text:p>
          </table:table-cell>
          <table:table-cell table:style-name="Table2.A1" office:value-type="string">
            <text:p text:style-name="P10"><text:span text:style-name="T12">89.66%</text:span></text:p>
          </table:table-cell>
          <table:table-cell table:style-name="Table2.A1" office:value-type="string">
            <text:p text:style-name="P10"><text:span text:style-name="T12">Percent</text:span></text:p>
          </table:table-cell>
          <table:table-cell table:style-name="Table2.A1" office:value-type="string">
            <text:p text:style-name="P10"><text:span text:style-name="T12">Misses on some of the negative comments but this could be adjusted using configuration. Additional words could be added to alter the score output.</text:span></text:p>
          </table:table-cell>
        </table:table-row>
        <table:table-row table:style-name="Table2.2">
          <table:table-cell table:style-name="Table2.A1" office:value-type="string">
            <text:p text:style-name="P10"><text:span text:style-name="T12">Retext Sentiment</text:span></text:p>
          </table:table-cell>
          <table:table-cell table:style-name="Table2.A1" office:value-type="string">
            <text:p text:style-name="P10"><text:span text:style-name="T12">89.66%</text:span></text:p>
          </table:table-cell>
          <table:table-cell table:style-name="Table2.A1" office:value-type="string">
            <text:p text:style-name="P10"><text:span text:style-name="T12">Percent</text:span></text:p>
          </table:table-cell>
          <table:table-cell table:style-name="Table2.A1" office:value-type="string">
            <text:p text:style-name="P10"><text:span text:style-name="T12">Can be adjusted and configured by altering the list of positive and negative words and by modifying the calculation formula.</text:span></text:p>
          </table:table-cell>
        </table:table-row>
        <table:table-row table:style-name="Table2.7">
          <table:table-cell table:style-name="Table2.A1" office:value-type="string">
            <text:p text:style-name="P10"><text:span text:style-name="T12">ParallelDots Sentiment</text:span></text:p>
          </table:table-cell>
          <table:table-cell table:style-name="Table2.A1" office:value-type="string">
            <text:p text:style-name="P10"><text:span text:style-name="T12">72.41%</text:span></text:p>
          </table:table-cell>
          <table:table-cell table:style-name="Table2.A1" office:value-type="string">
            <text:p text:style-name="P10"><text:span text:style-name="T12">Three percent values split between positive, neutral and negative</text:span></text:p>
          </table:table-cell>
          <table:table-cell table:style-name="Table2.A1" office:value-type="string">
            <text:p text:style-name="P10"><text:span text:style-name="T12">The context of the comment does not seem to be taken into consideration. For example, some comments are marked as negative when the comment expresses sorrow. In this project this might be seen as a positive comment.</text:span></text:p>
          </table:table-cell>
        </table:table-row>
        <table:table-row table:style-name="Table2.8">
          <table:table-cell table:style-name="Table2.A1" office:value-type="string">
            <text:p text:style-name="P10"><text:span text:style-name="T12">ParallelDots Emotions</text:span></text:p>
          </table:table-cell>
          <table:table-cell table:style-name="Table2.A1" office:value-type="string">
            <text:p text:style-name="P10"><text:span text:style-name="T12">-</text:span></text:p>
          </table:table-cell>
          <table:table-cell table:style-name="Table2.A1" office:value-type="string">
            <text:p text:style-name="P10"><text:span text:style-name="T12">Five percent values split between happy, angry, excited, sad, and other</text:span></text:p>
          </table:table-cell>
          <table:table-cell table:style-name="Table2.A1" office:value-type="string">
            <text:p text:style-name="P10"><text:span text:style-name="T12">It is hard to determine negative and positive comments from the provided sentiments, and sentiment values. This solution is therefore ruled out.</text:span></text:p>
          </table:table-cell>
        </table:table-row>
        <table:table-row table:style-name="Table2.9">
          <table:table-cell table:style-name="Table2.A1" office:value-type="string">
            <text:p text:style-name="P10"><text:span text:style-name="T12">ParallelDots Abusive</text:span></text:p>
          </table:table-cell>
          <table:table-cell table:style-name="Table2.A1" office:value-type="string">
            <text:p text:style-name="P10"><text:span text:style-name="T12">89.66%</text:span></text:p>
          </table:table-cell>
          <table:table-cell table:style-name="Table2.A1" office:value-type="string">
            <text:p text:style-name="P10"><text:span text:style-name="T12">Two values: boolean and confidence percentage</text:span></text:p>
          </table:table-cell>
          <table:table-cell table:style-name="Table2.A1" office:value-type="string">
            <text:p text:style-name="P10"><text:span text:style-name="T12">An appropriate value is returned for most comments however the way comments are evaluated is based on "abuse" which does does not necessarily evaluate sentiment. However in cases where there was a miss, the confidence level of the algorithm was adequately lowered. Testing on a larger dataset would be required.</text:span></text:p>
          </table:table-cell>
        </table:table-row>
        <table:table-row table:style-name="Table2.2">
          <table:table-cell table:style-name="Table2.A1" office:value-type="string">
            <text:p text:style-name="P10"><text:span text:style-name="T12">Indico Sentiment</text:span></text:p>
          </table:table-cell>
          <table:table-cell table:style-name="Table2.A1" office:value-type="string">
            <text:p text:style-name="P10"><text:span text:style-name="T12">82.76%</text:span></text:p>
          </table:table-cell>
          <table:table-cell table:style-name="Table2.A1" office:value-type="string">
            <text:p text:style-name="P10"><text:span text:style-name="T12">Percent</text:span></text:p>
          </table:table-cell>
          <table:table-cell table:style-name="Table2.A1" office:value-type="string">
            <text:p text:style-name="P10"><text:span text:style-name="T12">A larger dataset would be required to test since some hits and misses could be conceived as positive depending on the context of the comment.</text:span></text:p>
          </table:table-cell>
        </table:table-row>
        <table:table-row table:style-name="Table2.7">
          <table:table-cell table:style-name="Table2.A1" office:value-type="string">
            <text:p text:style-name="P10"><text:span text:style-name="T12">Indico Emotions</text:span></text:p>
          </table:table-cell>
          <table:table-cell table:style-name="Table2.A1" office:value-type="string">
            <text:p text:style-name="P10"><text:span text:style-name="T12">89.66%</text:span></text:p>
          </table:table-cell>
          <table:table-cell table:style-name="Table2.A1" office:value-type="string">
            <text:p text:style-name="P10"><text:span text:style-name="T12">Five percent values split between anger, joy, fear, sadness, and surprise</text:span></text:p>
          </table:table-cell>
          <table:table-cell table:style-name="Table2.A1" office:value-type="string">
            <text:p text:style-name="P10"><text:span text:style-name="T12">Good contender since the misses could be conceived as a hit in some context.</text:span></text:p>
          </table:table-cell>
        </table:table-row>
        <table:table-row table:style-name="Table2.12">
          <table:table-cell table:style-name="Table2.A1" office:value-type="string">
            <text:p text:style-name="P10"><text:span text:style-name="T12">IBM Watson Tone Analyzer</text:span></text:p>
          </table:table-cell>
          <table:table-cell table:style-name="Table2.A1" office:value-type="string">
            <text:p text:style-name="P10"><text:span text:style-name="T12">-</text:span></text:p>
          </table:table-cell>
          <table:table-cell table:style-name="Table2.A1" office:value-type="string">
            <text:p text:style-name="P10"><text:span text:style-name="T12">Seven percent values split between anger, fear, joy, sadness, analytical, confident, and tentative</text:span></text:p>
          </table:table-cell>
          <table:table-cell table:style-name="Table2.A1" office:value-type="string">
            <text:p text:style-name="P10"><text:span text:style-name="T12">Does not provide an output for most comments therefore is not a good contender.</text:span></text:p>
          </table:table-cell>
        </table:table-row>
      </table:table>
      <text:p text:style-name="P1"><text:soft-page-break/></text:p>
      <text:p text:style-name="P22"><text:bookmark text:name="_z1g8af76s4zi"/>Top Libraries and Services</text:p>
      <text:p text:style-name="P1">(In no particular order)</text:p>
      <text:p text:style-name="P1"/>
      <text:p text:style-name="P1"><text:span text:style-name="T5">Google Natural Language</text:span></text:p>
      <text:p text:style-name="P1">Type: Service; not customizable except if adding custom rules on top</text:p>
      <text:p text:style-name="P1">Cost: Free up to 5,000 calls per month; $1 for each additional 1,000 calls</text:p>
      <text:p text:style-name="P1"/>
      <text:p text:style-name="P1"><text:span text:style-name="T5">Indico Emotions</text:span></text:p>
      <text:p text:style-name="P1">Type: Service; not customizable except if adding custom rules on top</text:p>
      <text:p text:style-name="P1">Cost: Free up to 10,000 calls per month; $0.006 for each additional call</text:p>
      <text:p text:style-name="P1"/>
      <text:p text:style-name="P1"><text:span text:style-name="T5">Sentiment Node</text:span></text:p>
      <text:p text:style-name="P1">Type: Library; configurations and words can be adjusted</text:p>
      <text:p text:style-name="P1">Cost: Hosting cost and maintenance</text:p>
      <text:p text:style-name="P1"/>
      <text:p text:style-name="P1"><text:span text:style-name="T5">Retext Sentiment</text:span></text:p>
      <text:p text:style-name="P1">Type: Library; configurations and words can be adjusted</text:p>
      <text:p text:style-name="P1">Cost: Hosting cost and maintenance</text:p>
      <text:p text:style-name="P20"><text:bookmark text:name="_7b93g8unezbl"/>Proposed Solution</text:p>
      <text:p text:style-name="P24"><text:bookmark text:name="_tgqbci8e4phy"/>General</text:p>
      <text:p text:style-name="P1"><text:soft-page-break/>The top contender for <text:span text:style-name="T5">content filtering</text:span> is the ReText Profanities library. At the time of writing it contains 1,768 ranked word, and provides lots of flexibility for analysing content.</text:p>
      <text:p text:style-name="P1"/>
      <text:p text:style-name="P1">There is four top contender for <text:span text:style-name="T5">sentiment analysis</text:span>. Two hosted services: Google Natural Language, and Indico Emotions; and two libraries: Sentiment Node, and Retext Sentiment.</text:p>
      <text:p text:style-name="P1"/>
      <text:p text:style-name="P1">By using a small dataset for testing, the hosted services provide, and libraries have similar sentiment scores.</text:p>
      <text:p text:style-name="P24"><text:bookmark text:name="_bcvpaw2510me"/>Flow</text:p>
      <text:p text:style-name="P1">The following flows are proposed for content filtering, and sentiment analysis. All flows can be used with the proposed services and libraries mentioned above. </text:p>
      <text:p text:style-name="P1"/>
      <text:p text:style-name="P1">The difference between flows is:</text:p>
      <text:list xml:id="list308842061577522446" text:style-name="WWNum2">
        <text:list-item>
          <text:p text:style-name="P17">they allow manual feedback at different places in the flow</text:p>
        </text:list-item>
        <text:list-item>
          <text:p text:style-name="P17">they stop content from being posted at different places in the flow</text:p>
        </text:list-item>
      </text:list>
      <text:p text:style-name="P22"><text:bookmark text:name="_u8ki3ztytku6"/>Option 1</text:p>
      <text:p text:style-name="P1">In this option comments with profanity are accepted but they’re posted with profanity words filtered out. This is done as per the defined specification: “The tool should accept a comment as a string, and output [...] the comment with profane words filtered out.”</text:p>
      <text:p text:style-name="P1"/>
      <text:p text:style-name="P1">Comments with negative sentiment are posted but are flagged for human review. This is done as per the defined specification: “The idea here is that we would have a several sentiment levels (good to bad) and we’d hide (<text:span text:style-name="T5">or</text:span> <text:span text:style-name="T5">flag for human review</text:span>) comments bellow a threshold.”<text:line-break/></text:p>
      <text:p text:style-name="P1"><draw:g text:anchor-type="as-char" svg:y="0in" draw:z-index="0" draw:style-name="gr1"><draw:custom-shape draw:name="Shape 2" draw:style-name="gr2" draw:text-style-name="P27" svg:width="1.4732in" svg:height="0.5925in" svg:x="0in" svg:y="0.8783in"><text:p text:style-name="P26"><text:span text:style-name="T13">Profanity Filt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2" draw:text-style-name="P27" svg:width="1.4732in" svg:height="0.5925in" svg:x="0in" svg:y="2.0437in"><text:p text:style-name="P26"><text:span text:style-name="T13">Sentiment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8" svg:width="0.0012in" svg:height="0.5717in" svg:x="0.7366in" svg:y="1.4717in"><text:p/><draw:enhanced-geometry draw:mirror-horizontal="false" draw:mirror-vertical="false" svg:viewBox="0 0 21600 21600" draw:type="mso-spt32" draw:enhanced-path="M 0 0 L 21600 21600 N"/></draw:custom-shape><draw:custom-shape draw:name="Shape 5" draw:style-name="gr4" draw:text-style-name="P30" svg:width="2.6606in" svg:height="0.3878in" svg:x="0.839in" svg:y="1.5634in"><text:p text:style-name="P29"><text:span text:style-name="T13">comment with profanity filtered ou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5" draw:text-style-name="P30" svg:width="1.474in" svg:height="0.3878in" svg:x="1.5555in" svg:y="1.9516in"><text:p text:style-name="P29"><text:span text:style-name="T13">negative com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28" svg:width="1.515in" svg:height="0.0012in" svg:x="1.4736in" svg:y="2.3398in"><text:p/><draw:enhanced-geometry draw:mirror-horizontal="false" draw:mirror-vertical="false" svg:viewBox="0 0 21600 21600" draw:type="mso-spt32" draw:enhanced-path="M 0 0 L 21600 21600 N"/></draw:custom-shape><draw:custom-shape draw:name="Shape 32" draw:style-name="gr7" draw:text-style-name="P30" svg:width="2.313in" svg:height="0.3878in" svg:x="0.8035in" svg:y="2.6819in"><text:p text:style-name="P29"><text:span text:style-name="T13">positive com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8" draw:text-style-name="P31" svg:width="1.4732in" svg:height="0.5925in" svg:x="0in" svg:y="0in"><text:p text:style-name="P26"><text:span text:style-name="T13">New Comment Submit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9" draw:text-style-name="P28" svg:width="0.0012in" svg:height="0.285in" svg:x="0.7366in" svg:y="0.5929in"><text:p/><draw:enhanced-geometry draw:mirror-horizontal="false" draw:mirror-vertical="false" svg:viewBox="0 0 21600 21600" draw:type="mso-spt32" draw:enhanced-path="M 0 0 L 21600 21600 N"/></draw:custom-shape><draw:custom-shape draw:name="Shape 7" draw:style-name="gr10" draw:text-style-name="P31" svg:width="1.4732in" svg:height="0.5933in" svg:x="0in" svg:y="3.1165in"><text:p text:style-name="P26"><text:span text:style-name="T13">Comment Pos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1" draw:text-style-name="P28" svg:width="0.0012in" svg:height="0.4803in" svg:x="0.7366in" svg:y="2.6362in"><text:p/><draw:enhanced-geometry draw:mirror-horizontal="false" draw:mirror-vertical="false" svg:viewBox="0 0 21600 21600" draw:type="mso-spt32" draw:enhanced-path="M 0 0 L 21600 21600 N"/></draw:custom-shape><draw:custom-shape draw:name="Shape 31" draw:style-name="gr12" draw:text-style-name="P32" svg:width="0.6543in" svg:height="0.6539in" svg:x="2.9882in" svg:y="2.0126in"><text:p text:style-name="P29"><text:span text:style-name="T13">an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8" draw:style-name="gr13" draw:text-style-name="P27" svg:width="1.4732in" svg:height="0.5925in" svg:x="0in" svg:y="4.8846in"><text:p text:style-name="P26"><text:span text:style-name="T13">Administrator Feedback</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name="Shape 9" draw:style-name="gr8" draw:text-style-name="P31" svg:width="1.4732in" svg:height="0.5925in" svg:x="0in" svg:y="5.9882in"><text:p text:style-name="P26"><text:span text:style-name="T13">Hide / Delete Comm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14" draw:text-style-name="P28" svg:width="0.0012in" svg:height="0.5106in" svg:x="0.7366in" svg:y="5.478in"><text:p/><draw:enhanced-geometry draw:mirror-horizontal="false" draw:mirror-vertical="false" svg:viewBox="0 0 21600 21600" draw:type="mso-spt32" draw:enhanced-path="M 0 0 L 21600 21600 N"/></draw:custom-shape><draw:custom-shape draw:style-name="gr15" draw:text-style-name="P28" svg:width="1.6614in" svg:height="2.2933in" svg:x="1.4217in" svg:y="2.5709in"><text:p/><draw:enhanced-geometry draw:mirror-horizontal="true" draw:mirror-vertical="false" svg:viewBox="0 0 21600 21600" draw:type="mso-spt32" draw:enhanced-path="M 0 0 L 21600 21600 N"/></draw:custom-shape><draw:custom-shape draw:style-name="gr16" draw:text-style-name="P28" svg:width="1.6106in" svg:height="0.8421in" svg:x="1.4728in" svg:y="2.5709in"><text:p/><draw:enhanced-geometry draw:mirror-horizontal="true" draw:mirror-vertical="false" svg:viewBox="0 0 21600 21600" draw:type="mso-spt32" draw:enhanced-path="M 0 0 L 21600 21600 N"/></draw:custom-shape><draw:custom-shape draw:name="Shape 10" draw:style-name="gr17" draw:text-style-name="P30" svg:width="1.4732in" svg:height="0.3878in" svg:x="0.7929in" svg:y="5.539in"><text:p text:style-name="P29"><text:span text:style-name="T13">comment reje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2" draw:text-style-name="P27" svg:width="1.4732in" svg:height="0.5925in" svg:x="3.1417in" svg:y="4.8846in"><text:p text:style-name="P26"><text:span text:style-name="T13">Ignore / Delete Re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28" svg:width="1.6685in" svg:height="0.0012in" svg:x="1.4736in" svg:y="5.1811in"><text:p/><draw:enhanced-geometry draw:mirror-horizontal="false" draw:mirror-vertical="false" svg:viewBox="0 0 21600 21600" draw:type="mso-spt32" draw:enhanced-path="M 0 0 L 21600 21600 N"/></draw:custom-shape><draw:custom-shape draw:name="Shape 12" draw:style-name="gr5" draw:text-style-name="P30" svg:width="1.474in" svg:height="0.3878in" svg:x="1.5555in" svg:y="4.7929in"><text:p text:style-name="P29"><text:span text:style-name="T13">comment accep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3" draw:text-style-name="P27" svg:width="1.4732in" svg:height="0.5925in" svg:x="0in" svg:y="4.0008in"><text:p text:style-name="P26"><text:span text:style-name="T13">Comment Reported</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style-name="gr19" draw:text-style-name="P28" svg:width="0.0012in" svg:height="0.3496in" svg:x="0.7366in" svg:y="3.7098in"><text:p/><draw:enhanced-geometry draw:mirror-horizontal="false" draw:mirror-vertical="false" svg:viewBox="0 0 21600 21600" draw:type="mso-spt32" draw:enhanced-path="M 0 0 L 21600 21600 N"/></draw:custom-shape><draw:custom-shape draw:style-name="gr19" draw:text-style-name="P28" svg:width="0.0012in" svg:height="0.3496in" svg:x="0.7366in" svg:y="4.5937in"><text:p/><draw:enhanced-geometry draw:mirror-horizontal="false" draw:mirror-vertical="false" svg:viewBox="0 0 21600 21600" draw:type="mso-spt32" draw:enhanced-path="M 0 0 L 21600 21600 N"/></draw:custom-shape></draw:g></text:p>
      <text:p text:style-name="P22"><text:bookmark text:name="_fudrdewqliai"/><text:line-break/>Option 2</text:p>
      <text:p text:style-name="P1">In this option comments with profanity can be submitted but they are not posted and marked for manual administrator feedback.<text:line-break/></text:p>
      <text:p text:style-name="P1"><draw:g text:anchor-type="as-char" svg:y="0in" draw:z-index="1" draw:style-name="gr1"><draw:custom-shape draw:name="Shape 2" draw:style-name="gr20" draw:text-style-name="P27" svg:width="1.2689in" svg:height="0.5098in" svg:x="1.7528in" svg:y="1.0209in"><text:p text:style-name="P26"><text:span text:style-name="T13">Profanity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21" draw:text-style-name="P27" svg:width="1.2685in" svg:height="0.5098in" svg:x="0.1937in" svg:y="1.0209in"><text:p text:style-name="P26"><text:span text:style-name="T13">Sentiment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22" draw:text-style-name="P28" svg:width="3.2067in" svg:height="1.548in" svg:x="0in" svg:y="0.8272in"><text:p text:style-name="P2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23" draw:text-style-name="P30" svg:width="1.4795in" svg:height="0.4039in" svg:x="3.9299in" svg:y="2.0335in"><text:p text:style-name="P29"><text:span text:style-name="T13">contains profanity or </text:span></text:p><text:p text:style-name="P29"><text:span text:style-name="T13">a negative senti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4" draw:text-style-name="P31" svg:width="1.2685in" svg:height="0.5098in" svg:x="0.9689in" svg:y="0in"><text:p text:style-name="P26"><text:span text:style-name="T13">New Comment Submit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25" draw:text-style-name="P31" svg:width="1.2685in" svg:height="0.5106in" svg:x="0.9689in" svg:y="3.1591in"><text:p text:style-name="P26"><text:span text:style-name="T13">Comment Pos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26" draw:text-style-name="P27" svg:width="1.2685in" svg:height="0.5098in" svg:x="0.9689in" svg:y="4.6827in"><text:p text:style-name="P26"><text:span text:style-name="T13">Administrator Feedback</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name="Shape 9" draw:style-name="gr24" draw:text-style-name="P31" svg:width="1.2685in" svg:height="0.5098in" svg:x="3.9299in" svg:y="4.6827in"><text:p text:style-name="P26"><text:span text:style-name="T13">Hide / Delete Comm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 draw:style-name="gr27" draw:text-style-name="P30" svg:width="1.2689in" svg:height="0.3343in" svg:x="2.4839in" svg:y="4.6035in"><text:p text:style-name="P29"><text:span text:style-name="T13">comment reje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21" draw:text-style-name="P27" svg:width="1.2685in" svg:height="0.5098in" svg:x="0.9689in" svg:y="5.822in"><text:p text:style-name="P26"><text:span text:style-name="T13">Ignore / Delete Re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28" draw:text-style-name="P30" svg:width="1.2685in" svg:height="0.3343in" svg:x="1.6563in" svg:y="5.3402in"><text:p text:style-name="P29"><text:span text:style-name="T13">comment accep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26" draw:text-style-name="P27" svg:width="1.2685in" svg:height="0.5098in" svg:x="0.9689in" svg:y="3.9217in"><text:p text:style-name="P26"><text:span text:style-name="T13">Comment Reported</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style-name="gr29" draw:text-style-name="P28" svg:width="0.0012in" svg:height="0.3012in" svg:x="1.6035in" svg:y="3.6709in"><text:p/><draw:enhanced-geometry draw:mirror-horizontal="false" draw:mirror-vertical="false" svg:viewBox="0 0 21600 21600" draw:type="mso-spt32" draw:enhanced-path="M 0 0 L 21600 21600 N"/></draw:custom-shape><draw:custom-shape draw:style-name="gr29" draw:text-style-name="P28" svg:width="0.0012in" svg:height="0.3012in" svg:x="1.6035in" svg:y="4.4319in"><text:p/><draw:enhanced-geometry draw:mirror-horizontal="false" draw:mirror-vertical="false" svg:viewBox="0 0 21600 21600" draw:type="mso-spt32" draw:enhanced-path="M 0 0 L 21600 21600 N"/></draw:custom-shape><draw:custom-shape draw:style-name="gr30" draw:text-style-name="P28" svg:width="0.0012in" svg:height="0.3161in" svg:x="1.6035in" svg:y="0.5102in"><text:p/><draw:enhanced-geometry draw:mirror-horizontal="false" draw:mirror-vertical="false" svg:viewBox="0 0 21600 21600" draw:type="mso-spt32" draw:enhanced-path="M 0 0 L 21600 21600 N"/></draw:custom-shape><draw:custom-shape draw:name="Shape 17" draw:style-name="gr31" draw:text-style-name="P27" svg:width="1.2685in" svg:height="0.5106in" svg:x="3.9299in" svg:y="3.1591in"><text:p text:style-name="P26"><text:span text:style-name="T13">Administrator Feedback</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style-name="gr32" draw:text-style-name="P28" svg:width="0.0012in" svg:height="0.7831in" svg:x="1.6035in" svg:y="2.3764in"><text:p/><draw:enhanced-geometry draw:mirror-horizontal="false" draw:mirror-vertical="false" svg:viewBox="0 0 21600 21600" draw:type="mso-spt32" draw:enhanced-path="M 0 0 L 21600 21600 N"/></draw:custom-shape><draw:custom-shape draw:name="Shape 19" draw:style-name="gr33" draw:text-style-name="P30" svg:width="1.2689in" svg:height="0.335in" svg:x="2.4839in" svg:y="3.1063in"><text:p text:style-name="P29"><text:span text:style-name="T13">comment accep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28" svg:width="1.3567in" svg:height="1.6087in" svg:x="3.2071in" svg:y="1.6016in"><text:p/><draw:enhanced-geometry draw:mirror-horizontal="false" draw:mirror-vertical="false" svg:viewBox="0 0 21600 21600" draw:type="mso-spt32" draw:enhanced-path="M 0 0 L 21600 21600 N"/></draw:custom-shape><draw:custom-shape draw:style-name="gr35" draw:text-style-name="P28" svg:width="1.6913in" svg:height="0.0012in" draw:transform="rotate (-3.14159265358979) translate (3.92986111111111in 3.41527777777778in)"><text:p/><draw:enhanced-geometry draw:mirror-horizontal="false" draw:mirror-vertical="false" svg:viewBox="0 0 21600 21600" draw:type="mso-spt32" draw:enhanced-path="M 0 0 L 21600 21600 N"/></draw:custom-shape><draw:custom-shape draw:style-name="gr36" draw:text-style-name="P28" svg:width="0.0012in" svg:height="1.0114in" svg:x="4.5638in" svg:y="3.6709in"><text:p/><draw:enhanced-geometry draw:mirror-horizontal="false" draw:mirror-vertical="false" svg:viewBox="0 0 21600 21600" draw:type="mso-spt32" draw:enhanced-path="M 0 0 L 21600 21600 N"/></draw:custom-shape><draw:custom-shape draw:style-name="gr37" draw:text-style-name="P28" svg:width="1.6921in" svg:height="0.0012in" svg:x="2.2374in" svg:y="4.9374in"><text:p/><draw:enhanced-geometry draw:mirror-horizontal="false" draw:mirror-vertical="false" svg:viewBox="0 0 21600 21600" draw:type="mso-spt32" draw:enhanced-path="M 0 0 L 21600 21600 N"/></draw:custom-shape><draw:custom-shape draw:style-name="gr38" draw:text-style-name="P28" svg:width="0.0012in" svg:height="0.6287in" svg:x="1.6035in" svg:y="5.1929in"><text:p/><draw:enhanced-geometry draw:mirror-horizontal="false" draw:mirror-vertical="false" svg:viewBox="0 0 21600 21600" draw:type="mso-spt32" draw:enhanced-path="M 0 0 L 21600 21600 N"/></draw:custom-shape><draw:custom-shape draw:name="Shape 25" draw:style-name="gr39" draw:text-style-name="P30" svg:width="1.9913in" svg:height="0.5098in" svg:x="1.6563in" svg:y="2.5307in"><text:p text:style-name="P29"><text:span text:style-name="T13">does not contain profanity and has a positive senti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8" draw:text-style-name="P30" svg:width="1.2685in" svg:height="0.3343in" svg:x="4.6339in" svg:y="4.0091in"><text:p text:style-name="P29"><text:span text:style-name="T13">comment reje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40" draw:text-style-name="P30" svg:width="2.8634in" svg:height="0.6287in" svg:x="0.1583in" svg:y="1.6102in"><text:p text:style-name="P29"><text:span text:style-name="T13">Output: original comment, comment with profanity filtered out, profanity words, sentiment positive/negative ran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2"><text:bookmark text:name="_zbje2tktz85n"/><text:line-break/>Option 3</text:p>
      <text:p text:style-name="P1">In this option the person submitting the comment must adjust the comment to pass the sentiment and profanity analysis before proceeding. The downside is the user could game the system by submitting until they understand how to submit a negative comment without triggering the detectors.<text:line-break/></text:p>
      <text:p text:style-name="P1"><text:soft-page-break/><draw:g text:anchor-type="as-char" svg:y="0in" draw:z-index="2" draw:style-name="gr1"><draw:custom-shape draw:name="Shape 2" draw:style-name="gr41" draw:text-style-name="P27" svg:width="1.4803in" svg:height="0.5961in" svg:x="2.0465in" svg:y="1.1937in"><text:p text:style-name="P26"><text:span text:style-name="T13">Profanity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42" draw:text-style-name="P27" svg:width="1.4807in" svg:height="0.5961in" svg:x="0.2264in" svg:y="1.1937in"><text:p text:style-name="P26"><text:span text:style-name="T13">Sentiment Analys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3" draw:text-style-name="P28" svg:width="3.7425in" svg:height="1.8087in" svg:x="0in" svg:y="0.9673in"><text:p text:style-name="P2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4" draw:text-style-name="P30" svg:width="1.7276in" svg:height="0.4717in" svg:x="4.1752in" svg:y="0.998in"><text:p text:style-name="P29"><text:span text:style-name="T13">contains profanity or </text:span></text:p><text:p text:style-name="P29"><text:span text:style-name="T13">a negative senti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5" draw:text-style-name="P31" svg:width="1.4807in" svg:height="0.5961in" svg:x="1.1311in" svg:y="0.0008in"><text:p text:style-name="P26"><text:span text:style-name="T13">New Comment Submit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46" draw:text-style-name="P31" svg:width="1.4807in" svg:height="0.5969in" svg:x="1.1311in" svg:y="3.6909in"><text:p text:style-name="P26"><text:span text:style-name="T13">Comment Poste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47" draw:text-style-name="P27" svg:width="1.4807in" svg:height="0.5961in" svg:x="1.1311in" svg:y="5.4709in"><text:p text:style-name="P26"><text:span text:style-name="T13">Administrator Feedback</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name="Shape 9" draw:style-name="gr45" draw:text-style-name="P31" svg:width="1.4807in" svg:height="0.5961in" svg:x="4.2264in" svg:y="5.4709in"><text:p text:style-name="P26"><text:span text:style-name="T13">Hide / Delete Commen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0" draw:style-name="gr48" draw:text-style-name="P30" svg:width="1.4803in" svg:height="0.3906in" svg:x="2.7252in" svg:y="5.378in"><text:p text:style-name="P29"><text:span text:style-name="T13">comment rejec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42" draw:text-style-name="P27" svg:width="1.4807in" svg:height="0.5961in" svg:x="1.1311in" svg:y="6.802in"><text:p text:style-name="P26"><text:span text:style-name="T13">Ignore / Delete Repo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48" draw:text-style-name="P30" svg:width="1.4803in" svg:height="0.3906in" svg:x="1.9335in" svg:y="6.239in"><text:p text:style-name="P29"><text:span text:style-name="T13">comment accept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47" draw:text-style-name="P27" svg:width="1.4807in" svg:height="0.5961in" svg:x="1.1311in" svg:y="4.5811in"><text:p text:style-name="P26"><text:span text:style-name="T13">Comment Reported</text:span></text:p><draw:enhanced-geometry draw:mirror-horizontal="false" draw:mirror-vertical="false" drawooo:sub-view-size="5 5" draw:text-areas="0 ?f5 ?f4 ?f3" svg:viewBox="0 0 0 0" draw:type="ooxml-flowChartManualInput" draw:enhanced-path="M 0 1 L 5 0 5 5 0 5 Z N"><draw:equation draw:name="f0" draw:formula="logwidth/2"/><draw:equation draw:name="f1" draw:formula="logheight/10"/><draw:equation draw:name="f2" draw:formula="logheight/2"/><draw:equation draw:name="f3" draw:formula="logheight"/><draw:equation draw:name="f4" draw:formula="logwidth"/><draw:equation draw:name="f5" draw:formula="logheight/5"/></draw:enhanced-geometry></draw:custom-shape><draw:custom-shape draw:style-name="gr49" draw:text-style-name="P28" svg:width="0.0012in" svg:height="0.3516in" svg:x="1.872in" svg:y="4.2882in"><text:p/><draw:enhanced-geometry draw:mirror-horizontal="false" draw:mirror-vertical="false" svg:viewBox="0 0 21600 21600" draw:type="mso-spt32" draw:enhanced-path="M 0 0 L 21600 21600 N"/></draw:custom-shape><draw:custom-shape draw:style-name="gr49" draw:text-style-name="P28" svg:width="0.0012in" svg:height="0.3516in" svg:x="1.872in" svg:y="5.178in"><text:p/><draw:enhanced-geometry draw:mirror-horizontal="false" draw:mirror-vertical="false" svg:viewBox="0 0 21600 21600" draw:type="mso-spt32" draw:enhanced-path="M 0 0 L 21600 21600 N"/></draw:custom-shape><draw:custom-shape draw:style-name="gr50" draw:text-style-name="P28" svg:width="0.0012in" svg:height="0.3697in" svg:x="1.872in" svg:y="0.5972in"><text:p/><draw:enhanced-geometry draw:mirror-horizontal="false" draw:mirror-vertical="false" svg:viewBox="0 0 21600 21600" draw:type="mso-spt32" draw:enhanced-path="M 0 0 L 21600 21600 N"/></draw:custom-shape><draw:custom-shape draw:style-name="gr51" draw:text-style-name="P28" svg:width="0.0012in" svg:height="0.9142in" svg:x="1.872in" svg:y="2.7764in"><text:p/><draw:enhanced-geometry draw:mirror-horizontal="false" draw:mirror-vertical="false" svg:viewBox="0 0 21600 21600" draw:type="mso-spt32" draw:enhanced-path="M 0 0 L 21600 21600 N"/></draw:custom-shape><draw:custom-shape draw:style-name="gr52" draw:text-style-name="P28" svg:width="1.6142in" svg:height="0.0012in" svg:x="2.6126in" svg:y="5.7689in"><text:p/><draw:enhanced-geometry draw:mirror-horizontal="false" draw:mirror-vertical="false" svg:viewBox="0 0 21600 21600" draw:type="mso-spt32" draw:enhanced-path="M 0 0 L 21600 21600 N"/></draw:custom-shape><draw:custom-shape draw:style-name="gr53" draw:text-style-name="P28" svg:width="0.0012in" svg:height="0.735in" svg:x="1.872in" svg:y="6.0673in"><text:p/><draw:enhanced-geometry draw:mirror-horizontal="false" draw:mirror-vertical="false" svg:viewBox="0 0 21600 21600" draw:type="mso-spt32" draw:enhanced-path="M 0 0 L 21600 21600 N"/></draw:custom-shape><draw:custom-shape draw:name="Shape 25" draw:style-name="gr54" draw:text-style-name="P30" svg:width="2.3232in" svg:height="0.5961in" svg:x="1.9335in" svg:y="2.9047in"><text:p text:style-name="P29"><text:span text:style-name="T13">does not contain profanity and has a positive senti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55" draw:text-style-name="P30" svg:width="3.3421in" svg:height="0.735in" svg:x="0.1854in" svg:y="1.8819in"><text:p text:style-name="P29"><text:span text:style-name="T13">Output: original comment, comment with profanity filtered out, profanity words, sentiment positive/negative ran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42" draw:text-style-name="P27" svg:width="1.4807in" svg:height="0.5961in" svg:x="3.5783in" svg:y="0in"><text:p text:style-name="P26"><text:span text:style-name="T13">Display Error Mess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28" svg:width="0.5752in" svg:height="1.2748in" draw:transform="rotate (-3.14159265358979) translate (4.31875in 1.87152777777778in)"><text:p/><draw:enhanced-geometry draw:mirror-horizontal="true" draw:mirror-vertical="false" svg:viewBox="0 0 21600 21600" draw:type="mso-spt32" draw:enhanced-path="M 0 0 L 21600 21600 N"/></draw:custom-shape><draw:custom-shape draw:style-name="gr57" draw:text-style-name="P28" svg:width="0.9661in" svg:height="0.0012in" svg:x="2.611in" svg:y="0.298in"><text:p/><draw:enhanced-geometry draw:mirror-horizontal="true" draw:mirror-vertical="false" svg:viewBox="0 0 21600 21600" draw:type="mso-spt32" draw:enhanced-path="M 0 0 L 21600 21600 N"/></draw:custom-shape></draw:g></text:p>
      <text:p text:style-name="P1"/>
      <text:p text:style-name="P1"/>
      <text:p text:style-name="P24"><text:bookmark text:name="_yhck1hjrcxui"/>Demo / Proof of Concept</text:p>
      <text:p text:style-name="P1">A proof of concept is included in the <text:span text:style-name="T5">demo </text:span>folder within the provided files. See the README documentation within that folder for details on how to run the proof of concept.</text:p>
      <text:p text:style-name="P20"><text:bookmark text:name="_7fgpvtz3oasx"/>Additional Considerations</text:p>
      <text:p text:style-name="P24"><text:bookmark text:name="_kh8ki6xjlw4f"/>Spam Filtering</text:p>
      <text:p text:style-name="P1">The content is analyzed for profanity and sentiment, but there’s also the chance that spam comments make the cut. Spam comments can be created by:</text:p>
      <text:p text:style-name="P1"/>
      <text:list xml:id="list4747834328011018445" text:style-name="WWNum4">
        <text:list-item>
          <text:p text:style-name="P18">Bots</text:p>
        </text:list-item>
        <text:list-item>
          <text:p text:style-name="P18">Malicious people</text:p>
        </text:list-item>
        <text:list-item>
          <text:p text:style-name="P18">Many submission by the same person</text:p>
        </text:list-item>
        <text:list-item>
          <text:p text:style-name="P18">Other content not conforming with the decorum of the site</text:p>
        </text:list-item>
      </text:list>
      <text:p text:style-name="P1"/>
      <text:p text:style-name="P1">Some ways to reduce spam include:</text:p>
      <text:p text:style-name="P1"/>
      <text:list xml:id="list152158049844147" text:continue-numbering="true" text:style-name="WWNum4">
        <text:list-item>
          <text:p text:style-name="P18">Blacklisting fields: common fields submitted by bots, which wouldn’t exist in a regular transaction</text:p>
        </text:list-item>
        <text:list-item>
          <text:p text:style-name="P18">Look for missing mandatory fields: some bots remove some mandatory hidden fields such as fields manipulated by JavaScript</text:p>
        </text:list-item>
        <text:list-item>
          <text:p text:style-name="P18">Blacklisting ip addresses (dronebl.org, stopforumspam.com, ...)</text:p>
        </text:list-item>
        <text:list-item>
          <text:p text:style-name="P18">User agent detection (common user-agent/browser used by bots)</text:p>
        </text:list-item>
        <text:list-item>
          <text:p text:style-name="P18">Submissions with email addresses within the comment text: comments with email addresses might not conform with the decorum of the site.</text:p>
        </text:list-item>
        <text:list-item>
          <text:p text:style-name="P18"><text:soft-page-break/>Submissions with web addresses within the comment text: comments with website addresses might not conform with the decorum of the site. If web addresses are allowed allowed then they could also be checked against a blacklist (surbl.org).</text:p>
        </text:list-item>
        <text:list-item>
          <text:p text:style-name="P18">Comment longer than expected length</text:p>
        </text:list-item>
        <text:list-item>
          <text:p text:style-name="P18">Comment with unexpected or inappropriate ASCII characters</text:p>
        </text:list-item>
      </text:list>
      <text:p text:style-name="P1"/>
      <text:p text:style-name="P1">Some third-party service and library libraries can assist in reducing spam:</text:p>
      <text:p text:style-name="P1"/>
      <text:list xml:id="list1371558127907735759" text:style-name="WWNum5">
        <text:list-item>
          <text:p text:style-name="P19"><text:a xlink:type="simple" xlink:href="https://akismet.com/" text:style-name="Internet_20_link" text:visited-style-name="Visited_20_Internet_20_Link"><text:span text:style-name="T9">https://akismet.com/</text:span></text:a></text:p>
        </text:list-item>
        <text:list-item>
          <text:p text:style-name="P19"><text:a xlink:type="simple" xlink:href="https://blogspam.net/" text:style-name="Internet_20_link" text:visited-style-name="Visited_20_Internet_20_Link"><text:span text:style-name="T9">https://blogspam.net/</text:span></text:a></text:p>
        </text:list-item>
        <text:list-item>
          <text:p text:style-name="P19"><text:a xlink:type="simple" xlink:href="http://spamassassin.apache.org/" text:style-name="Internet_20_link" text:visited-style-name="Visited_20_Internet_20_Link"><text:span text:style-name="T9">http://spamassassin.apache.org/</text:span></text:a></text:p>
        </text:list-item>
        <text:list-item>
          <text:p text:style-name="P19"><text:a xlink:type="simple" xlink:href="https://hackernoon.com/how-to-build-a-simple-spam-detecting-machine-learning-classifier-4471fe6b816e" text:style-name="Internet_20_link" text:visited-style-name="Visited_20_Internet_20_Link"><text:span text:style-name="T9">https://hackernoon.com/how-to-build-a-simple-spam-detecting-machine-learning-classifier-4471fe6b816e</text:span></text:a></text:p>
        </text:list-item>
      </text:list>
      <text:p text:style-name="P20"><text:bookmark text:name="_sy0cpzz6zleq"/>Conclusion</text:p>
      <text:p text:style-name="P1">The solutions found allow the profanity analysis, and sentiment analysis to:</text:p>
      <text:p text:style-name="P1"/>
      <text:list xml:id="list152158651592551" text:continue-list="list486270279743283884" text:style-name="WWNum6">
        <text:list-item>
          <text:p text:style-name="P14">Accept a comment as string</text:p>
        </text:list-item>
        <text:list-item>
          <text:p text:style-name="P14">Output the list of profane words, and the comment with profane words filtered out</text:p>
        </text:list-item>
      </text:list>
      <text:list xml:id="list152158541092073" text:continue-list="list5701335998088300561" text:style-name="WWNum3">
        <text:list-item>
          <text:p text:style-name="P15">Return a range representing a good or bad comment</text:p>
        </text:list-item>
      </text:list>
      <text:p text:style-name="P1"/>
      <text:p text:style-name="P1">Following the research, the following questions can now be answered:</text:p>
      <text:p text:style-name="P1"/>
      <text:p text:style-name="P1"><text:span text:style-name="T5">Is there any feedback loop (from manual input) and is there a need for one at all?</text:span></text:p>
      <text:p text:style-name="P1">A feedback loop is not required when using the proposed solutions. It can however be used, but its position depends on the chosen flow.</text:p>
      <text:p text:style-name="P1"><text:soft-page-break/></text:p>
      <text:p text:style-name="P1">Having or not having a feedback loop is a balance between quality, and efficiency. By placing a feedback loop before posting the comments, then the quality can be improved but requires lots of manual accepting and rejecting of comments. By triggering the feedback loop when there’s profanity, a negative comment, or user report, the quality might decrease a little but the workload of accepting and rejecting comments is greatly reduced.</text:p>
      <text:p text:style-name="P3"/>
      <text:p text:style-name="P1"><text:span text:style-name="T5">Cases that your approach will fail to detect</text:span></text:p>
      <text:p text:style-name="P1">The profanity filter can fail to understand context. Some negative words are acceptable in a context, but unacceptable in another. For a more accurate profanity filter, the sentiment analysis (or emotional analysis) can help by understanding context when the profanity filter does not detect profane words.</text:p>
      <text:p text:style-name="P1"/>
      <text:p text:style-name="P1">For the sentiment analysis, context is also hard to detect. For example, a sad comment might not necessarily be a negative comment.</text:p>
      <text:p text:style-name="P1"/>
      <text:p text:style-name="P1"><text:span text:style-name="T5">How to incorporate manual feedback (ie someone manually flags the comment as inappropriate)</text:span></text:p>
      <text:p text:style-name="P1">The method to incorporate manual feedback is defined in the flows above. Generally a comment remains posted until an administrator chooses to remove the comment.</text:p>
      <text:p text:style-name="P1"/>
      <text:p text:style-name="P1"><text:span text:style-name="T5">What does the analysis do with long comments that can contain both positive and negative sentiment and how can we tweak the behavior</text:span></text:p>
      <text:p text:style-name="P1">Some services and libraries allow to detect both negative and positive in a single comment. In the case that a comment contains negative sentiment, I think the whole comment should be flagged as negative.</text:p>
      <text:p text:style-name="P1"/>
      <text:p text:style-name="P1">I don’t think that comments should be partially posted by automatically removing the negative sentences.</text:p>
      <text:p text:style-name="P1"/>
      <text:p text:style-name="P1">Now all libraries and services detect multiple sentiments in one comment. However for those who do, it’s possible to get the score for each sentence, and in some cases it’s possible to get additional details such as the minimum, maximum, and mean score of all positive and negative words. These details could be used to define custom rules. Some libraries that allow this kind of splitting includes Google Natural Language, and ReText Sentiment.</text:p>
      <text:p text:style-name="P20"><text:bookmark text:name="_bpr3jcnhqwtc"/>Appendix</text:p>
      <text:p text:style-name="P24"><text:bookmark text:name="_v3sx6zsvtexc"/>Appendix A — Comments</text:p>
      <text:p text:style-name="P1">The comments extracted for research purposes:</text:p>
      <text:p text:style-name="P1"/>
      <table:table table:name="Table3" table:style-name="Table3">
        <table:table-column table:style-name="Table3.A"/>
        <table:table-column table:style-name="Table3.B"/>
        <table:table-row table:style-name="Table3.1">
          <table:table-cell table:style-name="Table3.A1" office:value-type="string">
            <text:p text:style-name="P4"><text:span text:style-name="T12">Comment</text:span></text:p>
          </table:table-cell>
          <table:table-cell table:style-name="Table3.A1" office:value-type="string">
            <text:p text:style-name="P4"><text:span text:style-name="T12">0 negative, 1 neutral, 2 positive</text:span></text:p>
          </table:table-cell>
        </table:table-row>
        <table:table-row table:style-name="Table3.1">
          <table:table-cell table:style-name="Table3.A1" table:number-columns-spanned="2" office:value-type="string">
            <text:p text:style-name="P4"><text:span text:style-name="T11">Source: https://www.change.org/p/afghan-and-iraqi-translators-saved-american-lives-make-them-honorary-veterans/c</text:span></text:p>
          </table:table-cell>
          <table:covered-table-cell/>
        </table:table-row>
        <table:table-row table:style-name="Table3.1">
          <table:table-cell table:style-name="Table3.A1" office:value-type="string">
            <text:p text:style-name="P4"><text:span text:style-name="T12">We must not turn our backs on those who saved American lives and helped us in time of need. Now these people need our help; there are others who have gotten it and are nowhere near as deserving, but these really do deserve to be treated as veterans; they risked their lives to help u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se men risked their life with everything to lose...we should show our gratitude.</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y risked everything for u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ose who fight for our freedom have earned my support and respect.</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se guys deserve to be part of our country as they have already proven their loyalty to us and our troop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We depend on their help (which can put them in danger) and they depend on us to treat them with fairness, honesty, and safety.</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if we abandon people who supported us, who will ever support u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y risked everything to help us! We owe them.</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re is no reason to daly. Please take time this veterans day and pass this on. Thanks US Army and Us Air Force Veteran. G L Mann</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These Guys are brother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Where would we be without him?</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Of anyone who immigrated to the US, people who fought for us should be the first to get respect! It's bad enough we have little respect for our own, worse if we don't respect those who left their lives to defend us.</text:span></text:p>
          </table:table-cell>
          <table:table-cell table:style-name="Table3.A1" office:value-type="string">
            <text:p text:style-name="P6"><text:span text:style-name="T12">1</text:span></text:p>
          </table:table-cell>
        </table:table-row>
        <table:table-row table:style-name="Table3.1">
          <table:table-cell table:style-name="Table3.A1" office:value-type="string">
            <text:p text:style-name="P4"><text:span text:style-name="T12">We owe these guys, pure and simple.</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Protect the people who risked their lives to help Americans on a personal level . Humanity helping humanity will lead to more peace and understanding for all .</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Clearly these people deserve our help.</text:span></text:p>
          </table:table-cell>
          <table:table-cell table:style-name="Table3.A1" office:value-type="string">
            <text:p text:style-name="P6"><text:span text:style-name="T12">1</text:span></text:p>
          </table:table-cell>
        </table:table-row>
        <table:table-row table:style-name="Table3.1">
          <table:table-cell table:style-name="Table3.A1" office:value-type="string">
            <text:p text:style-name="P4"><text:span text:style-name="T12">anyone who helps our country deserves help</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It's the right thing to do. We can't leave these brave men to be sacrificed. This will set the precedent for cooperation in other conflicts!</text:span></text:p>
          </table:table-cell>
          <table:table-cell table:style-name="Table3.A1" office:value-type="string">
            <text:p text:style-name="P6"><text:span text:style-name="T12">2</text:span></text:p>
          </table:table-cell>
        </table:table-row>
        <table:table-row table:style-name="Table3.20">
          <table:table-cell table:style-name="Table3.A1" table:number-columns-spanned="2" office:value-type="string">
            <text:p text:style-name="P4"><text:span text:style-name="T11">Source: https://www.change.org/p/help-defend-veteran-benefits/c</text:span></text:p>
          </table:table-cell>
          <table:covered-table-cell/>
        </table:table-row>
        <text:soft-page-break/>
        <table:table-row table:style-name="Table3.1">
          <table:table-cell table:style-name="Table3.A1" office:value-type="string">
            <text:p text:style-name="P4"><text:span text:style-name="T12">I am an american and believe in helping our veterans. They have made sacrifices on our behalf. I love you vets! You are the greatest!!</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Veterans need our support.</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Disabled Veteran. Threw me to the curb bc I am a war gulf vet. I can't get anything but 30 percent. 12 surgeries later, still on 2 plus year waiting list to get a service dog</text:span></text:p>
          </table:table-cell>
          <table:table-cell table:style-name="Table3.A1" office:value-type="string">
            <text:p text:style-name="P6"><text:span text:style-name="T12">0</text:span></text:p>
          </table:table-cell>
        </table:table-row>
        <table:table-row table:style-name="Table3.1">
          <table:table-cell table:style-name="Table3.A1" office:value-type="string">
            <text:p text:style-name="P4"><text:span text:style-name="T12">Veterans have sacrificed so much and have been given little to nothing in return. We need to help support veterans and their families with benefits and compensation.</text:span></text:p>
          </table:table-cell>
          <table:table-cell table:style-name="Table3.A1" office:value-type="string">
            <text:p text:style-name="P6"><text:span text:style-name="T12">2</text:span></text:p>
          </table:table-cell>
        </table:table-row>
        <table:table-row table:style-name="Table3.20">
          <table:table-cell table:style-name="Table3.A1" table:number-columns-spanned="2" office:value-type="string">
            <text:p text:style-name="P4"><text:span text:style-name="T11">Source: https://www.change.org/p/rep-daniel-webster-grant-my-wounded-veteran-husband-the-benefits-he-deserves-now/c</text:span></text:p>
          </table:table-cell>
          <table:covered-table-cell/>
        </table:table-row>
        <table:table-row table:style-name="Table3.1">
          <table:table-cell table:style-name="Table3.A1" office:value-type="string">
            <text:p text:style-name="P4"><text:span text:style-name="T12">It is sad to see someone that answered the call to defend our government, only to have the government ignore his call to in his time of need. It is appalling that someone who has sacrificed so much and is deserving of having benefits, that were promised to him, would have already received welfare for doing nothing in the general public.</text:span></text:p>
          </table:table-cell>
          <table:table-cell table:style-name="Table3.A1" office:value-type="string">
            <text:p text:style-name="P6"><text:span text:style-name="T12">0</text:span></text:p>
          </table:table-cell>
        </table:table-row>
        <table:table-row table:style-name="Table3.1">
          <table:table-cell table:style-name="Table3.A1" office:value-type="string">
            <text:p text:style-name="P4"><text:span text:style-name="T12">Our veterans should be getting priority not being forgotten by our government.</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I always want to give back to our veterans.</text:span></text:p>
          </table:table-cell>
          <table:table-cell table:style-name="Table3.A1" office:value-type="string">
            <text:p text:style-name="P6"><text:span text:style-name="T12">2</text:span></text:p>
          </table:table-cell>
        </table:table-row>
        <table:table-row table:style-name="Table3.1">
          <table:table-cell table:style-name="Table3.A1" office:value-type="string">
            <text:p text:style-name="P4"><text:span text:style-name="T12">Our military deserves better.</text:span></text:p>
          </table:table-cell>
          <table:table-cell table:style-name="Table3.A1" office:value-type="string">
            <text:p text:style-name="P6"><text:span text:style-name="T12">2</text:span></text:p>
          </table:table-cell>
        </table:table-row>
        <table:table-row table:style-name="Table3.20">
          <table:table-cell table:style-name="Table3.A1" table:number-columns-spanned="2" office:value-type="string">
            <text:p text:style-name="P4"><text:span text:style-name="T11">Source: Custom very negative comments</text:span></text:p>
          </table:table-cell>
          <table:covered-table-cell/>
        </table:table-row>
        <table:table-row table:style-name="Table3.1">
          <table:table-cell table:style-name="Table3.A1" office:value-type="string">
            <text:p text:style-name="P4"><text:span text:style-name="T12">Only stupid people join the army</text:span></text:p>
          </table:table-cell>
          <table:table-cell table:style-name="Table3.A1" office:value-type="string">
            <text:p text:style-name="P6"><text:span text:style-name="T12">0</text:span></text:p>
          </table:table-cell>
        </table:table-row>
        <table:table-row table:style-name="Table3.1">
          <table:table-cell table:style-name="Table3.A1" office:value-type="string">
            <text:p text:style-name="P4"><text:span text:style-name="T12">They're idiots</text:span></text:p>
          </table:table-cell>
          <table:table-cell table:style-name="Table3.A1" office:value-type="string">
            <text:p text:style-name="P6"><text:span text:style-name="T12">0</text:span></text:p>
          </table:table-cell>
        </table:table-row>
        <table:table-row table:style-name="Table3.1">
          <table:table-cell table:style-name="Table3.A1" office:value-type="string">
            <text:p text:style-name="P4"><text:span text:style-name="T12">I hate those who kill our families</text:span></text:p>
          </table:table-cell>
          <table:table-cell table:style-name="Table3.A1" office:value-type="string">
            <text:p text:style-name="P6"><text:span text:style-name="T12">0</text:span></text:p>
          </table:table-cell>
        </table:table-row>
        <table:table-row table:style-name="Table3.1">
          <table:table-cell table:style-name="Table3.A1" office:value-type="string">
            <text:p text:style-name="P4"><text:span text:style-name="T12">All terrorists deserve to be killed</text:span></text:p>
          </table:table-cell>
          <table:table-cell table:style-name="Table3.A1" office:value-type="string">
            <text:p text:style-name="P6"><text:span text:style-name="T12">0</text:span></text:p>
          </table:table-cell>
        </table:table-row>
      </table:table>
      <text:p text:style-name="P1"><text:soft-page-break/></text:p>
      <text:p text:style-name="P24"><text:bookmark text:name="_9p0471ws9pt4"/>Appendix B — Sentiment and Emotional Analysis Testing</text:p>
      <text:p text:style-name="P1">A full spreadsheet document with many more details, and sources is attached within the <text:span text:style-name="T5">appendix </text:span>folder in many formats as <text:span text:style-name="T5">Sentiment and Emotional Analysis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marker draw:name="msArrowEnd_20_9" draw:display-name="msArrowEnd 9" svg:viewBox="0 0 500 500" svg:d="M250 0l250 500h-5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4pt" fo:font-weight="bold" style:font-size-asian="24pt" style:font-weight-asian="bold" style:font-size-complex="24pt"/>
    </style:style>
    <style:style style:name="Heading_20_3" style:display-name="Heading 3" style:family="paragraph" style:parent-style-name="normal" style:next-style-name="Standard" style:default-outline-level="" style:class="text">
      <style:paragraph-properties fo:margin-top="0.2638in" fo:margin-bottom="0.111in" loext:contextual-spacing="false" fo:line-height="100%" fo:keep-together="always" fo:keep-with-next="always"/>
      <style:text-properties fo:color="#434343"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paragraph-properties fo:margin-top="0.2638in" fo:margin-bottom="0.111in" loext:contextual-spacing="false" fo:line-height="100%" fo:keep-together="always" fo:keep-with-next="always"/>
      <style:text-properties fo:color="#434343" fo:font-size="16pt" style:font-size-asian="16pt" style:font-size-complex="16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75in" fo:margin-bottom="0.5in" fo:margin-left="1.25in" fo:margin-right="1.25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9" meta:paragraph-count="330" meta:word-count="3366" meta:character-count="20974" meta:non-whitespace-character-count="17949"/>
    <meta:generator>LibreOfficeDev/5.1.0.3$Linux_X86_64 LibreOffice_project/</meta:generator>
  </office:meta>
</office:document-meta>
</file>